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mily-generic="roman"/>
    <style:font-face style:name="Times New Roman1" svg:font-family="'Times New Roman'" style:font-family-generic="roman"/>
    <style:font-face style:name="Frutiger-Black" svg:font-family="Frutiger-Black" style:font-family-generic="swiss"/>
    <style:font-face style:name="Frutiger-Roman" svg:font-family="Frutiger-Roman"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7cm"/>
    </style:style>
    <style:style style:name="co2" style:family="table-column">
      <style:table-column-properties fo:break-before="auto" style:column-width="10.627cm"/>
    </style:style>
    <style:style style:name="co3" style:family="table-column">
      <style:table-column-properties fo:break-before="auto" style:column-width="1.942cm"/>
    </style:style>
    <style:style style:name="co4" style:family="table-column">
      <style:table-column-properties fo:break-before="auto" style:column-width="2.196cm"/>
    </style:style>
    <style:style style:name="co5" style:family="table-column">
      <style:table-column-properties fo:break-before="auto" style:column-width="14.018cm"/>
    </style:style>
    <style:style style:name="co6" style:family="table-column">
      <style:table-column-properties fo:break-before="auto" style:column-width="2.997cm"/>
    </style:style>
    <style:style style:name="co7" style:family="table-column">
      <style:table-column-properties fo:break-before="auto" style:column-width="2.267cm"/>
    </style:style>
    <style:style style:name="co8" style:family="table-column">
      <style:table-column-properties fo:break-before="auto" style:column-width="3.357cm"/>
    </style:style>
    <style:style style:name="co9" style:family="table-column">
      <style:table-column-properties fo:break-before="auto" style:column-width="4.551cm"/>
    </style:style>
    <style:style style:name="co10" style:family="table-column">
      <style:table-column-properties fo:break-before="auto" style:column-width="1.42cm"/>
    </style:style>
    <style:style style:name="co11" style:family="table-column">
      <style:table-column-properties fo:break-before="auto" style:column-width="37.96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font-name="F" fo:font-size="12pt" fo:font-style="italic" fo:text-shadow="none" style:text-underline-style="none" fo:font-weight="normal" style:text-underline-mode="continuous" style:text-overline-mode="continuous" style:text-line-through-mode="continuous" style:font-name-asian="Arial Unicode MS" style:font-size-asian="12pt" style:font-style-asian="italic" style:font-weight-asian="normal" style:font-name-complex="Times New Roman" style:font-size-complex="6.80000019073486pt" style:font-style-complex="italic" style:font-weight-complex="normal" style:text-emphasize="none" style:font-relief="none" style:text-overline-style="none" style:text-overline-color="font-color"/>
    </style:style>
    <style:style style:name="ce3" style:family="table-cell" style:parent-style-name="Default">
      <style:text-properties style:font-name="F" fo:font-size="12pt" fo:language="none" fo:country="none" fo:font-weight="normal" style:font-size-asian="12pt" style:language-asian="none" style:country-asian="none" style:font-weight-asian="normal" style:font-name-complex="Times New Roman" style:font-size-complex="6.80000019073486pt" style:language-complex="ar" style:country-complex="SA" style:font-weight-complex="normal"/>
    </style:style>
    <style:style style:name="ce4" style:family="table-cell" style:parent-style-name="Default">
      <style:text-properties style:font-name="F" fo:font-size="12pt" fo:language="none" fo:country="none" style:font-size-asian="12pt" style:language-asian="none" style:country-asian="none" style:font-name-complex="Times New Roman" style:font-size-complex="6.80000019073486pt" style:language-complex="ar" style:country-complex="SA"/>
    </style:style>
    <style:style style:name="ce5" style:family="table-cell" style:parent-style-name="Default">
      <style:text-properties style:use-window-font-color="true" style:text-outline="false" style:text-line-through-style="none" style:font-name="F" fo:font-size="12pt" fo:font-style="normal" fo:text-shadow="none" style:text-underline-style="none" fo:font-weight="normal" style:text-underline-mode="continuous" style:text-overline-mode="continuous" style:text-line-through-mode="continuous" style:font-name-asian="Arial Unicode MS" style:font-size-asian="12pt" style:font-style-asian="normal" style:font-weight-asian="normal" style:font-name-complex="Times New Roman" style:font-size-complex="6.80000019073486pt"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font-style="italic"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font-name="Frutiger-Roman" fo:font-size="9pt" fo:font-style="normal" fo:text-shadow="none" style:text-underline-style="none" fo:font-weight="normal" style:text-underline-mode="continuous" style:text-overline-mode="continuous" style:text-line-through-mode="continuous" style:font-name-asian="Frutiger-Roman" style:font-size-asian="9pt" style:font-style-asian="normal" style:font-weight-asian="normal" style:font-name-complex="Frutiger-Roman" style:font-size-complex="5.09999990463257pt"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rial Unicode MS" style:font-size-asian="12pt" style:font-style-asian="normal" style:font-weight-asian="normal" style:font-name-complex="Times New Roman" style:font-size-complex="6.80000019073486pt"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F" fo:font-size="12pt" fo:language="none" fo:country="none" fo:font-weight="normal" style:font-size-asian="12pt" style:language-asian="none" style:country-asian="none" style:font-weight-asian="normal" style:font-name-complex="Times New Roman" style:font-size-complex="6.80000019073486pt" style:language-complex="ar" style:country-complex="SA" style:font-weight-complex="normal"/>
    </style:style>
    <style:style style:name="T2" style:family="text">
      <style:text-properties style:font-name="F" fo:font-size="12pt" fo:language="none" fo:country="none" style:font-size-asian="12pt" style:language-asian="none" style:country-asian="none" style:font-name-complex="Times New Roman" style:font-size-complex="6.80000019073486pt" style:language-complex="ar" style:country-complex="SA"/>
    </style:style>
    <style:style style:name="T3" style:family="text">
      <style:text-properties style:font-name="Times New Roman1" fo:font-size="10pt" style:font-name-asian="Times New Roman1" style:font-size-asian="10pt" style:font-name-complex="Times New Roman1" style:font-size-complex="5.69999980926514pt"/>
    </style:style>
  </office:automatic-styles>
  <office:body>
    <office:spreadsheet>
      <table:table table:name="data" table:style-name="ta1" table:print="false">
        <table:table-column table:style-name="co1" table:default-cell-style-name="Default"/>
        <table:table-column table:style-name="co2" table:default-cell-style-name="ce2"/>
        <table:table-column table:style-name="co3" table:default-cell-style-name="Default"/>
        <table:table-column table:style-name="co4" table:default-cell-style-name="Default"/>
        <table:table-column table:style-name="co5" table:default-cell-style-name="ce5"/>
        <table:table-column table:style-name="co6" table:default-cell-style-name="Default"/>
        <table:table-column table:style-name="co7" table:number-columns-repeated="3" table:default-cell-style-name="Default"/>
        <table:table-column table:style-name="co8" table:default-cell-style-name="Default"/>
        <table:table-column table:style-name="co7" table:number-columns-repeated="1014" table:default-cell-style-name="Default"/>
        <table:table-row table:style-name="ro1">
          <table:table-cell table:style-name="ce1" office:value-type="string">
            <text:p>Numéro</text:p>
          </table:table-cell>
          <table:table-cell table:style-name="ce1" office:value-type="string">
            <text:p>Titre</text:p>
          </table:table-cell>
          <table:table-cell table:style-name="ce1" office:value-type="string">
            <text:p>Auteurs</text:p>
          </table:table-cell>
          <table:table-cell table:style-name="ce1" office:value-type="string">
            <text:p>lieu</text:p>
          </table:table-cell>
          <table:table-cell table:style-name="ce1" office:value-type="string">
            <text:p>Publication</text:p>
          </table:table-cell>
          <table:table-cell table:style-name="ce1" office:value-type="string">
            <text:p>numéro_revue</text:p>
          </table:table-cell>
          <table:table-cell table:style-name="ce1" office:value-type="string">
            <text:p>volume</text:p>
          </table:table-cell>
          <table:table-cell table:style-name="ce1" office:value-type="string">
            <text:p>page</text:p>
          </table:table-cell>
          <table:table-cell table:style-name="ce1" office:value-type="string">
            <text:p>année</text:p>
          </table:table-cell>
          <table:table-cell table:style-name="ce1" office:value-type="string">
            <text:p>Concatenation</text:p>
          </table:table-cell>
          <table:table-cell table:style-name="ce1" table:number-columns-repeated="1014"/>
        </table:table-row>
        <table:table-row table:style-name="ro2">
          <table:table-cell office:value-type="float" office:value="1">
            <text:p>1</text:p>
          </table:table-cell>
          <table:table-cell office:value-type="string">
            <text:p>Color-Based Tracking of Heads and Other Mobile Objects at Video Frame Rates</text:p>
          </table:table-cell>
          <table:table-cell office:value-type="string">
            <text:p>Fieguth, Paul et Terzopoulos, Demetri</text:p>
          </table:table-cell>
          <table:table-cell office:value-type="string">
            <text:p>Puerto Rico</text:p>
          </table:table-cell>
          <table:table-cell office:value-type="string">
            <text:p>IEEE Conference on Computer Vision and Pattern Recognition</text:p>
          </table:table-cell>
          <table:table-cell table:number-columns-repeated="3"/>
          <table:table-cell office:value-type="float" office:value="1997">
            <text:p>1997</text:p>
          </table:table-cell>
          <table:table-cell table:number-columns-repeated="1015"/>
        </table:table-row>
        <table:table-row table:style-name="ro3">
          <table:table-cell office:value-type="float" office:value="2">
            <text:p>2</text:p>
          </table:table-cell>
          <table:table-cell office:value-type="string">
            <text:p>A real-time face tracker</text:p>
          </table:table-cell>
          <table:table-cell table:style-name="ce3" office:value-type="string">
            <text:p><text:span text:style-name="T1">Yang, Jie et Waibel, A. </text:span><text:span text:style-name="T2">Sarasota</text:span></text:p>
          </table:table-cell>
          <table:table-cell table:style-name="ce3"/>
          <table:table-cell office:value-type="string">
            <text:p>Third IEEE Workshop on Applications of Computer Vision</text:p>
          </table:table-cell>
          <table:table-cell table:style-name="ce5" office:value-type="string">
            <text:p>WACV '96</text:p>
          </table:table-cell>
          <table:table-cell/>
          <table:table-cell office:value-type="string">
            <text:p>142-147</text:p>
          </table:table-cell>
          <table:table-cell office:value-type="float" office:value="1996">
            <text:p>1996</text:p>
          </table:table-cell>
          <table:table-cell table:number-columns-repeated="1015"/>
        </table:table-row>
        <table:table-row table:style-name="ro2">
          <table:table-cell office:value-type="float" office:value="3">
            <text:p>3</text:p>
          </table:table-cell>
          <table:table-cell office:value-type="string">
            <text:p>Active Face Tracking and Pose Estimation in an Interactive Room</text:p>
          </table:table-cell>
          <table:table-cell office:value-type="string">
            <text:p>Darrell, Trevor, Moghaddam, Baback et Pentland, Alex P.</text:p>
          </table:table-cell>
          <table:table-cell/>
          <table:table-cell office:value-type="string">
            <text:p>IEEE Computer Society Conference on Computer Vision and Pattern Recognition</text:p>
          </table:table-cell>
          <table:table-cell table:style-name="ce5" office:value-type="string">
            <text:p>CVPR'96</text:p>
          </table:table-cell>
          <table:table-cell/>
          <table:table-cell office:value-type="float" office:value="67">
            <text:p>67</text:p>
          </table:table-cell>
          <table:table-cell office:value-type="float" office:value="1996">
            <text:p>1996</text:p>
          </table:table-cell>
          <table:table-cell table:number-columns-repeated="1015"/>
        </table:table-row>
        <table:table-row table:style-name="ro2">
          <table:table-cell office:value-type="float" office:value="4">
            <text:p>4</text:p>
          </table:table-cell>
          <table:table-cell office:value-type="string">
            <text:p>Elliptical head tracking using intensity gradients and color histograms</text:p>
          </table:table-cell>
          <table:table-cell office:value-type="string">
            <text:p>Birchfield, Stan</text:p>
          </table:table-cell>
          <table:table-cell/>
          <table:table-cell office:value-type="string">
            <text:p>IEEE Conference on Computer Vision and Pattern Recognition</text:p>
          </table:table-cell>
          <table:table-cell office:value-type="string">
            <text:p>CVPR'98</text:p>
          </table:table-cell>
          <table:table-cell/>
          <table:table-cell office:value-type="float" office:value="232">
            <text:p>232</text:p>
          </table:table-cell>
          <table:table-cell office:value-type="float" office:value="1998">
            <text:p>1998</text:p>
          </table:table-cell>
          <table:table-cell table:number-columns-repeated="1015"/>
        </table:table-row>
        <table:table-row table:style-name="ro2">
          <table:table-cell office:value-type="float" office:value="5">
            <text:p>5</text:p>
          </table:table-cell>
          <table:table-cell office:value-type="string">
            <text:p>A robust algorithm for eye detection on gray intensity face without spectacles</text:p>
          </table:table-cell>
          <table:table-cell office:value-type="string">
            <text:p>Peng, Kun, et al.</text:p>
          </table:table-cell>
          <table:table-cell/>
          <table:table-cell office:value-type="string">
            <text:p>Pattern Recognition and Image Analysis</text:p>
          </table:table-cell>
          <table:table-cell/>
          <table:table-cell office:value-type="float" office:value="3687">
            <text:p>3687</text:p>
          </table:table-cell>
          <table:table-cell office:value-type="string">
            <text:p>302-308</text:p>
          </table:table-cell>
          <table:table-cell office:value-type="float" office:value="2005">
            <text:p>2005</text:p>
          </table:table-cell>
          <table:table-cell table:number-columns-repeated="1015"/>
        </table:table-row>
        <table:table-row table:style-name="ro2">
          <table:table-cell office:value-type="float" office:value="6">
            <text:p>6</text:p>
          </table:table-cell>
          <table:table-cell office:value-type="string">
            <text:p>Tracking Facial Features Using Gabor Wavelet Networks</text:p>
          </table:table-cell>
          <table:table-cell office:value-type="string">
            <text:p>Feris, Rogério et M. Cesar Junior, Roberto</text:p>
          </table:table-cell>
          <table:table-cell/>
          <table:table-cell office:value-type="string">
            <text:p>IEEE Computer Society Press on Computer Graphics and Image Processing</text:p>
          </table:table-cell>
          <table:table-cell table:number-columns-repeated="2"/>
          <table:table-cell office:value-type="string">
            <text:p>22-27</text:p>
          </table:table-cell>
          <table:table-cell office:value-type="float" office:value="2000">
            <text:p>2000</text:p>
          </table:table-cell>
          <table:table-cell table:number-columns-repeated="1015"/>
        </table:table-row>
        <table:table-row table:style-name="ro2">
          <table:table-cell office:value-type="float" office:value="7">
            <text:p>7</text:p>
          </table:table-cell>
          <table:table-cell office:value-type="string">
            <text:p>Real-Time Detection of Eyes and Faces</text:p>
          </table:table-cell>
          <table:table-cell office:value-type="string">
            <text:p>Morimoto, Carlos, et al.</text:p>
          </table:table-cell>
          <table:table-cell/>
          <table:table-cell table:style-name="Default" office:value-type="string">
            <text:p>In <text:span text:style-name="T3">Proceeding Workshop on Perceptual User Interfaces,</text:span></text:p>
          </table:table-cell>
          <table:table-cell table:number-columns-repeated="2"/>
          <table:table-cell office:value-type="string">
            <text:p>117-120</text:p>
          </table:table-cell>
          <table:table-cell office:value-type="float" office:value="1998">
            <text:p>1998</text:p>
          </table:table-cell>
          <table:table-cell table:number-columns-repeated="1015"/>
        </table:table-row>
        <table:table-row table:style-name="ro2">
          <table:table-cell office:value-type="float" office:value="8">
            <text:p>8</text:p>
          </table:table-cell>
          <table:table-cell office:value-type="string">
            <text:p>Visual Cues Extraction for Monitoring Driver's Vigilance</text:p>
          </table:table-cell>
          <table:table-cell office:value-type="string">
            <text:p>Ji, Qiang et Bebis, Georges</text:p>
          </table:table-cell>
          <table:table-cell/>
          <table:table-cell table:style-name="ce6" office:value-type="string">
            <text:p>International workshop on computer vision systems </text:p>
          </table:table-cell>
          <table:table-cell office:value-type="string">
            <text:p>ICVS'01</text:p>
          </table:table-cell>
          <table:table-cell office:value-type="float" office:value="2095">
            <text:p>2095</text:p>
          </table:table-cell>
          <table:table-cell office:value-type="string">
            <text:p>107-124</text:p>
          </table:table-cell>
          <table:table-cell office:value-type="float" office:value="1999">
            <text:p>1999</text:p>
          </table:table-cell>
          <table:table-cell table:number-columns-repeated="1015"/>
        </table:table-row>
        <table:table-row table:style-name="ro2">
          <table:table-cell office:value-type="float" office:value="9">
            <text:p>9</text:p>
          </table:table-cell>
          <table:table-cell office:value-type="string">
            <text:p>Real-Time Nonintrusive Monitoring and Prediction of Driver Fatigue</text:p>
          </table:table-cell>
          <table:table-cell office:value-type="string">
            <text:p>Ji, Qiang, Zhu, Zhiwei et Lan, Peilin</text:p>
          </table:table-cell>
          <table:table-cell/>
          <table:table-cell table:style-name="ce6" office:value-type="string">
            <text:p>IEEE Transactions on Vehicular Technology</text:p>
          </table:table-cell>
          <table:table-cell/>
          <table:table-cell office:value-type="float" office:value="53">
            <text:p>53</text:p>
          </table:table-cell>
          <table:table-cell office:value-type="string">
            <text:p>1052-1068</text:p>
          </table:table-cell>
          <table:table-cell office:value-type="float" office:value="2004">
            <text:p>2004</text:p>
          </table:table-cell>
          <table:table-cell table:number-columns-repeated="1015"/>
        </table:table-row>
        <table:table-row table:style-name="ro2">
          <table:table-cell office:value-type="float" office:value="10">
            <text:p>10</text:p>
          </table:table-cell>
          <table:table-cell office:value-type="string">
            <text:p>Eye and Gaze Tracking for Interactive Graphic Display</text:p>
          </table:table-cell>
          <table:table-cell office:value-type="string">
            <text:p>Ji, Qiang et Zhu, Zhiwei</text:p>
          </table:table-cell>
          <table:table-cell/>
          <table:table-cell office:value-type="string">
            <text:p>Machine vision and applications</text:p>
          </table:table-cell>
          <table:table-cell/>
          <table:table-cell office:value-type="float" office:value="15">
            <text:p>15</text:p>
          </table:table-cell>
          <table:table-cell office:value-type="string">
            <text:p>139-148</text:p>
          </table:table-cell>
          <table:table-cell office:value-type="float" office:value="2004">
            <text:p>2004</text:p>
          </table:table-cell>
          <table:table-cell table:number-columns-repeated="1015"/>
        </table:table-row>
        <table:table-row table:style-name="ro3">
          <table:table-cell office:value-type="float" office:value="11">
            <text:p>11</text:p>
          </table:table-cell>
          <table:table-cell office:value-type="string">
            <text:p>Automatic eye detection and its validation</text:p>
          </table:table-cell>
          <table:table-cell table:style-name="ce3" office:value-type="string">
            <text:p><text:span text:style-name="T1">Wang, Peng, Green, Matthew B. et Ji, Qiang</text:span></text:p>
          </table:table-cell>
          <table:table-cell table:style-name="ce3"/>
          <table:table-cell office:value-type="string">
            <text:p>IEEE Computer Society Conference on Computer Vision and Pattern Recognition</text:p>
          </table:table-cell>
          <table:table-cell office:value-type="string">
            <text:p>CVPR'05</text:p>
          </table:table-cell>
          <table:table-cell/>
          <table:table-cell office:value-type="float" office:value="164">
            <text:p>164</text:p>
          </table:table-cell>
          <table:table-cell office:value-type="float" office:value="2005">
            <text:p>2005</text:p>
          </table:table-cell>
          <table:table-cell table:number-columns-repeated="1015"/>
        </table:table-row>
        <table:table-row table:style-name="ro2">
          <table:table-cell office:value-type="float" office:value="12">
            <text:p>12</text:p>
          </table:table-cell>
          <table:table-cell office:value-type="string">
            <text:p>Improved Likelihood Function in Particle-based IR Eye Tracking</text:p>
          </table:table-cell>
          <table:table-cell office:value-type="string">
            <text:p>Witzner Hansen, Dan, et al.</text:p>
          </table:table-cell>
          <table:table-cell/>
          <table:table-cell office:value-type="string">
            <text:p>IEEE Computer Society Conference on Computer Vision and Pattern Recognition</text:p>
          </table:table-cell>
          <table:table-cell office:value-type="string">
            <text:p>CVPR'05</text:p>
          </table:table-cell>
          <table:table-cell/>
          <table:table-cell office:value-type="float" office:value="5">
            <text:p>5</text:p>
          </table:table-cell>
          <table:table-cell office:value-type="float" office:value="2005">
            <text:p>2005</text:p>
          </table:table-cell>
          <table:table-cell table:number-columns-repeated="1015"/>
        </table:table-row>
        <table:table-row table:style-name="ro2">
          <table:table-cell office:value-type="float" office:value="13">
            <text:p>13</text:p>
          </table:table-cell>
          <table:table-cell office:value-type="string">
            <text:p>Real-Time Eye, Gaze, and Face Pose Tracking for Monitoring Driver Vigilance</text:p>
          </table:table-cell>
          <table:table-cell office:value-type="string">
            <text:p>Ji, Qiang et Yang, Xiaojie</text:p>
          </table:table-cell>
          <table:table-cell/>
          <table:table-cell table:style-name="ce6" office:value-type="string">
            <text:p>Real-Time Imaging </text:p>
          </table:table-cell>
          <table:table-cell/>
          <table:table-cell office:value-type="float" office:value="8">
            <text:p>8</text:p>
          </table:table-cell>
          <table:table-cell office:value-type="string">
            <text:p>357-377</text:p>
          </table:table-cell>
          <table:table-cell office:value-type="float" office:value="2002">
            <text:p>2002</text:p>
          </table:table-cell>
          <table:table-cell table:number-columns-repeated="1015"/>
        </table:table-row>
        <table:table-row table:style-name="ro3">
          <table:table-cell office:value-type="float" office:value="14">
            <text:p>14</text:p>
          </table:table-cell>
          <table:table-cell office:value-type="string">
            <text:p>A qualitative approach to classifying gaze direction</text:p>
          </table:table-cell>
          <table:table-cell table:style-name="ce4" office:value-type="string">
            <text:p><text:span text:style-name="T1">Pappu, R et Beardsley, P A.</text:span></text:p>
          </table:table-cell>
          <table:table-cell table:style-name="ce4"/>
          <table:table-cell table:style-name="Default" office:value-type="string">
            <text:p>IEEE International Conference on Automatic Face and Gesture Recognition</text:p>
          </table:table-cell>
          <table:table-cell table:number-columns-repeated="2"/>
          <table:table-cell office:value-type="string">
            <text:p>160-165</text:p>
          </table:table-cell>
          <table:table-cell office:value-type="float" office:value="1998">
            <text:p>1998</text:p>
          </table:table-cell>
          <table:table-cell table:number-columns-repeated="1015"/>
        </table:table-row>
        <table:table-row table:style-name="ro2">
          <table:table-cell office:value-type="float" office:value="15">
            <text:p>15</text:p>
          </table:table-cell>
          <table:table-cell office:value-type="string">
            <text:p>Gaze tracking system for gaze-based human-computer interaction</text:p>
          </table:table-cell>
          <table:table-cell office:value-type="string">
            <text:p>Ohno, Takehiko, Mukawa, Naoki et Yoshikawa, Atsushi</text:p>
          </table:table-cell>
          <table:table-cell/>
          <table:table-cell table:style-name="Default" office:value-type="string">
            <text:p>NTT Tech Rev</text:p>
          </table:table-cell>
          <table:table-cell/>
          <table:table-cell office:value-type="float" office:value="1">
            <text:p>1</text:p>
          </table:table-cell>
          <table:table-cell office:value-type="string">
            <text:p>35-39</text:p>
          </table:table-cell>
          <table:table-cell office:value-type="float" office:value="2003">
            <text:p>2003</text:p>
          </table:table-cell>
          <table:table-cell table:number-columns-repeated="1015"/>
        </table:table-row>
        <table:table-row table:style-name="ro4">
          <table:table-cell office:value-type="float" office:value="16">
            <text:p>16</text:p>
          </table:table-cell>
          <table:table-cell office:value-type="string">
            <text:p>A Precise Eye-Gaze Detection and Tracking System</text:p>
          </table:table-cell>
          <table:table-cell office:value-type="string">
            <text:p>Pérez, A, et al.</text:p>
          </table:table-cell>
          <table:table-cell/>
          <table:table-cell table:style-name="ce6" office:value-type="string">
            <text:p>Proceeding of the 11th International Conference in Central Europe of Computer Graphics, Visualization and Computer Vision</text:p>
          </table:table-cell>
          <table:table-cell table:number-columns-repeated="3"/>
          <table:table-cell office:value-type="float" office:value="2003">
            <text:p>2003</text:p>
          </table:table-cell>
          <table:table-cell table:number-columns-repeated="1015"/>
        </table:table-row>
        <table:table-row table:style-name="ro2">
          <table:table-cell office:value-type="float" office:value="17">
            <text:p>17</text:p>
          </table:table-cell>
          <table:table-cell office:value-type="string">
            <text:p>Estimation de la position d'un visage dans une sequence vidéo et représentation 3D</text:p>
          </table:table-cell>
          <table:table-cell office:value-type="string">
            <text:p>Johann, Marty et Lengagne, Richard</text:p>
          </table:table-cell>
          <table:table-cell/>
          <table:table-cell table:style-name="Default" office:value-type="string">
            <text:p>École polytechnique fédérale de Lausanne</text:p>
          </table:table-cell>
          <table:table-cell table:number-columns-repeated="3"/>
          <table:table-cell office:value-type="float" office:value="2002">
            <text:p>2002</text:p>
          </table:table-cell>
          <table:table-cell table:number-columns-repeated="1015"/>
        </table:table-row>
        <table:table-row table:style-name="ro2">
          <table:table-cell office:value-type="float" office:value="18">
            <text:p>18</text:p>
          </table:table-cell>
          <table:table-cell office:value-type="string">
            <text:p>Model-based eye detection and animation</text:p>
          </table:table-cell>
          <table:table-cell office:value-type="string">
            <text:p>Guerrero, Sandra Trejo</text:p>
          </table:table-cell>
          <table:table-cell/>
          <table:table-cell table:style-name="Default"/>
          <table:table-cell table:number-columns-repeated="3"/>
          <table:table-cell office:value-type="float" office:value="2006">
            <text:p>2006</text:p>
          </table:table-cell>
          <table:table-cell table:number-columns-repeated="1015"/>
        </table:table-row>
        <table:table-row table:style-name="ro2">
          <table:table-cell office:value-type="float" office:value="19">
            <text:p>19</text:p>
          </table:table-cell>
          <table:table-cell office:value-type="string">
            <text:p>Vision-based methods for driver monitoring</text:p>
          </table:table-cell>
          <table:table-cell office:value-type="string">
            <text:p>Whalstrom, Eric, Masoud, Osama et Papanikolopoulos, Nikos</text:p>
          </table:table-cell>
          <table:table-cell/>
          <table:table-cell table:style-name="Default" office:value-type="string">
            <text:p>Intelligent Transportation Systems</text:p>
          </table:table-cell>
          <table:table-cell/>
          <table:table-cell office:value-type="float" office:value="2">
            <text:p>2</text:p>
          </table:table-cell>
          <table:table-cell office:value-type="string">
            <text:p>903-908</text:p>
          </table:table-cell>
          <table:table-cell office:value-type="float" office:value="2003">
            <text:p>2003</text:p>
          </table:table-cell>
          <table:table-cell table:number-columns-repeated="1015"/>
        </table:table-row>
        <table:table-row table:style-name="ro2">
          <table:table-cell office:value-type="float" office:value="20">
            <text:p>20</text:p>
          </table:table-cell>
          <table:table-cell office:value-type="string">
            <text:p>An iterative image registration technique with an application to stereo vision</text:p>
          </table:table-cell>
          <table:table-cell office:value-type="string">
            <text:p>Lucas, Bruce D et Kanade, Takeo</text:p>
          </table:table-cell>
          <table:table-cell/>
          <table:table-cell table:style-name="ce7" office:value-type="string">
            <text:p>Proceedings of the 1981 DARPA Image Understanding Workshop </text:p>
          </table:table-cell>
          <table:table-cell table:number-columns-repeated="2"/>
          <table:table-cell office:value-type="string">
            <text:p>121-130</text:p>
          </table:table-cell>
          <table:table-cell office:value-type="float" office:value="1981">
            <text:p>1981</text:p>
          </table:table-cell>
          <table:table-cell table:number-columns-repeated="1015"/>
        </table:table-row>
        <table:table-row table:style-name="ro2">
          <table:table-cell office:value-type="float" office:value="21">
            <text:p>21</text:p>
          </table:table-cell>
          <table:table-cell office:value-type="string">
            <text:p>PERCLOS : A valid psychophysiological measure of alertness as assessed by psychomotor vigilance</text:p>
          </table:table-cell>
          <table:table-cell office:value-type="string">
            <text:p>Knippling, Ron et Rau, Paul</text:p>
          </table:table-cell>
          <table:table-cell/>
          <table:table-cell table:style-name="ce8" office:value-type="string">
            <text:p>FEDERAL HIGHWAY ADMINISTRATION</text:p>
          </table:table-cell>
          <table:table-cell office:value-type="string">
            <text:p>FHWA-MCRT-98-006</text:p>
          </table:table-cell>
          <table:table-cell table:number-columns-repeated="2"/>
          <table:table-cell office:value-type="float" office:value="1998">
            <text:p>1998</text:p>
          </table:table-cell>
          <table:table-cell table:number-columns-repeated="1015"/>
        </table:table-row>
        <table:table-row table:style-name="ro3">
          <table:table-cell office:value-type="float" office:value="22">
            <text:p>22</text:p>
          </table:table-cell>
          <table:table-cell office:value-type="string">
            <text:p>Determining the gaze of faces in images</text:p>
          </table:table-cell>
          <table:table-cell table:style-name="ce4" office:value-type="string">
            <text:p><text:span text:style-name="T1">Gee, A H et Cipolla, R.</text:span></text:p>
          </table:table-cell>
          <table:table-cell table:style-name="ce4"/>
          <table:table-cell table:style-name="ce6" office:value-type="string">
            <text:p>Image and vision computing </text:p>
          </table:table-cell>
          <table:table-cell office:value-type="string">
            <text:p>IVC12</text:p>
          </table:table-cell>
          <table:table-cell office:value-type="float" office:value="12">
            <text:p>12</text:p>
          </table:table-cell>
          <table:table-cell office:value-type="string">
            <text:p>639-647</text:p>
          </table:table-cell>
          <table:table-cell office:value-type="float" office:value="1994">
            <text:p>1994</text:p>
          </table:table-cell>
          <table:table-cell table:number-columns-repeated="1015"/>
        </table:table-row>
        <table:table-row table:style-name="ro2">
          <table:table-cell office:value-type="float" office:value="23">
            <text:p>23</text:p>
          </table:table-cell>
          <table:table-cell office:value-type="string">
            <text:p>Detection and Tracking of Eyes for Gaze-camera Control</text:p>
          </table:table-cell>
          <table:table-cell office:value-type="string">
            <text:p>Kawato, Shinjiro et Tetsutani, Nobuji</text:p>
          </table:table-cell>
          <table:table-cell/>
          <table:table-cell table:style-name="ce6" office:value-type="string">
            <text:p>Image and vision computing </text:p>
          </table:table-cell>
          <table:table-cell office:value-type="string">
            <text:p>IVC22</text:p>
          </table:table-cell>
          <table:table-cell office:value-type="float" office:value="22">
            <text:p>22</text:p>
          </table:table-cell>
          <table:table-cell office:value-type="string">
            <text:p>1031-1038</text:p>
          </table:table-cell>
          <table:table-cell office:value-type="float" office:value="2002">
            <text:p>2002</text:p>
          </table:table-cell>
          <table:table-cell table:number-columns-repeated="1015"/>
        </table:table-row>
        <table:table-row table:style-name="ro2">
          <table:table-cell office:value-type="float" office:value="24">
            <text:p>24</text:p>
          </table:table-cell>
          <table:table-cell office:value-type="string">
            <text:p>Vision-Based Detection of Driver Fatigue</text:p>
          </table:table-cell>
          <table:table-cell office:value-type="string">
            <text:p>Singh, Sarbjit</text:p>
          </table:table-cell>
          <table:table-cell/>
          <table:table-cell table:style-name="ce9" office:value-type="string">
            <text:p>Technical report, Dept. of Computer Science, Univ. of Minnesota </text:p>
          </table:table-cell>
          <table:table-cell table:number-columns-repeated="3"/>
          <table:table-cell office:value-type="float" office:value="1999">
            <text:p>1999</text:p>
          </table:table-cell>
          <table:table-cell table:number-columns-repeated="1015"/>
        </table:table-row>
        <table:table-row table:style-name="ro2">
          <table:table-cell office:value-type="float" office:value="25">
            <text:p>25</text:p>
          </table:table-cell>
          <table:table-cell office:value-type="string">
            <text:p>Appearance-based eye gaze estimation</text:p>
          </table:table-cell>
          <table:table-cell office:value-type="string">
            <text:p>Tan, Kar-Han, Kriegman, David J et Ahuja, Narendra</text:p>
          </table:table-cell>
          <table:table-cell/>
          <table:table-cell table:style-name="ce6" office:value-type="string">
            <text:p>Applications of Computer Vision </text:p>
          </table:table-cell>
          <table:table-cell office:value-type="string">
            <text:p>WACV 2002</text:p>
          </table:table-cell>
          <table:table-cell/>
          <table:table-cell office:value-type="string">
            <text:p>191-195</text:p>
          </table:table-cell>
          <table:table-cell office:value-type="float" office:value="2002">
            <text:p>2002</text:p>
          </table:table-cell>
          <table:table-cell table:number-columns-repeated="1015"/>
        </table:table-row>
      </table:table>
      <table:table table:name="calc" table:style-name="ta1" table:print="false">
        <table:table-column table:style-name="co7" table:default-cell-style-name="Default"/>
        <table:table-column table:style-name="co9" table:default-cell-style-name="Default"/>
        <table:table-column table:style-name="co7" table:number-columns-repeated="6" table:default-cell-style-name="Default"/>
        <table:table-column table:style-name="co10" table:default-cell-style-name="Default"/>
        <table:table-column table:style-name="co11" table:default-cell-style-name="Default"/>
        <table:table-column table:style-name="co7" table:number-columns-repeated="1014" table:default-cell-style-name="Default"/>
        <table:table-row table:style-name="ro1">
          <table:table-cell table:style-name="ce1" office:value-type="string">
            <text:p>Numéro</text:p>
          </table:table-cell>
          <table:table-cell table:style-name="ce1" office:value-type="string">
            <text:p>Titre</text:p>
          </table:table-cell>
          <table:table-cell table:style-name="ce1" office:value-type="string">
            <text:p>Auteurs</text:p>
          </table:table-cell>
          <table:table-cell table:style-name="ce1" office:value-type="string">
            <text:p>lieu</text:p>
          </table:table-cell>
          <table:table-cell table:style-name="ce1" office:value-type="string">
            <text:p>Publication</text:p>
          </table:table-cell>
          <table:table-cell table:style-name="ce1" office:value-type="string">
            <text:p>numéro_revue</text:p>
          </table:table-cell>
          <table:table-cell table:style-name="ce1" office:value-type="string">
            <text:p>volume</text:p>
          </table:table-cell>
          <table:table-cell table:style-name="ce1" office:value-type="string">
            <text:p>page</text:p>
          </table:table-cell>
          <table:table-cell table:style-name="ce1" office:value-type="string">
            <text:p>année</text:p>
          </table:table-cell>
          <table:table-cell table:style-name="ce1" office:value-type="string">
            <text:p>Concatenation</text:p>
          </table:table-cell>
          <table:table-cell table:style-name="ce1" table:number-columns-repeated="1014"/>
        </table:table-row>
        <table:table-row table:style-name="ro1">
          <table:table-cell table:formula="of:=&quot;[&quot; &amp; [data.A2] &amp; &quot;]. &quot;" office:value-type="string" office:string-value="[1]. ">
            <text:p>[1]. </text:p>
          </table:table-cell>
          <table:table-cell table:formula="of:=[data.B2] &amp; &quot;, &quot;" office:value-type="string" office:string-value="Color-Based Tracking of Heads and Other Mobile Objects at Video Frame Rates, ">
            <text:p>Color-Based Tracking of Heads and Other Mobile Objects at Video Frame Rates, </text:p>
          </table:table-cell>
          <table:table-cell table:formula="of:=[data.C2] &amp; &quot;, &quot;" office:value-type="string" office:string-value="Fieguth, Paul et Terzopoulos, Demetri, ">
            <text:p>Fieguth, Paul et Terzopoulos, Demetri, </text:p>
          </table:table-cell>
          <table:table-cell table:formula="of:=IF([data.D2] &lt;&gt; &quot;&quot;; [data.D2] &amp; &quot;, &quot;; &quot;&quot;)" office:value-type="string" office:string-value="Puerto Rico, ">
            <text:p>Puerto Rico, </text:p>
          </table:table-cell>
          <table:table-cell table:formula="of:=[data.E2] &amp; &quot;, &quot;" office:value-type="string" office:string-value="IEEE Conference on Computer Vision and Pattern Recognition, ">
            <text:p>IEEE Conference on Computer Vision and Pattern Recognition, </text:p>
          </table:table-cell>
          <table:table-cell table:formula="of:=IF ([data.F2] &lt;&gt; &quot;&quot;; &quot;(&quot; &amp; [data.F2] &amp; &quot;), &quot;; &quot;&quot;)">
            <text:p/>
          </table:table-cell>
          <table:table-cell table:formula="of:=IF ([data.G2] &lt;&gt; &quot;&quot;; &quot;vol. &quot; &amp; [data.G2] &amp; &quot;, &quot;;&quot;&quot;)">
            <text:p/>
          </table:table-cell>
          <table:table-cell table:formula="of:=IF([data.H2] &lt;&gt; &quot;&quot;; &quot;p. &quot; &amp; [data.H2] &amp; &quot;, &quot;; &quot;&quot;)">
            <text:p/>
          </table:table-cell>
          <table:table-cell table:formula="of:=[data.I2]" office:value-type="float" office:value="1997">
            <text:p>1997</text:p>
          </table:table-cell>
          <table:table-cell table:formula="of:=[.A2] &amp; [.B2] &amp; [.C2] &amp; [.D2] &amp; [.E2] &amp; [.F2] &amp; [.G2] &amp; [.H2] &amp; [.I2]" office:value-type="string" office:string-value="[1]. Color-Based Tracking of Heads and Other Mobile Objects at Video Frame Rates, Fieguth, Paul et Terzopoulos, Demetri, Puerto Rico, IEEE Conference on Computer Vision and Pattern Recognition, 1997">
            <text:p>[1]. Color-Based Tracking of Heads and Other Mobile Objects at Video Frame Rates, Fieguth, Paul et Terzopoulos, Demetri, Puerto Rico, IEEE Conference on Computer Vision and Pattern Recognition, 1997</text:p>
          </table:table-cell>
          <table:table-cell table:number-columns-repeated="1014"/>
        </table:table-row>
        <table:table-row table:style-name="ro1">
          <table:table-cell table:formula="of:=&quot;[&quot; &amp; [data.A3] &amp; &quot;]. &quot;" office:value-type="string" office:string-value="[2]. ">
            <text:p>[2]. </text:p>
          </table:table-cell>
          <table:table-cell table:formula="of:=[data.B3] &amp; &quot;, &quot;" office:value-type="string" office:string-value="A real-time face tracker, ">
            <text:p>A real-time face tracker, </text:p>
          </table:table-cell>
          <table:table-cell table:formula="of:=[data.C3] &amp; &quot;, &quot;" office:value-type="string" office:string-value="Yang, Jie et Waibel, A. Sarasota, ">
            <text:p>Yang, Jie et Waibel, A. Sarasota, </text:p>
          </table:table-cell>
          <table:table-cell table:formula="of:=IF([data.D3] &lt;&gt; &quot;&quot;; [data.D3] &amp; &quot;, &quot;; &quot;&quot;)">
            <text:p/>
          </table:table-cell>
          <table:table-cell table:formula="of:=[data.E3] &amp; &quot;, &quot;" office:value-type="string" office:string-value="Third IEEE Workshop on Applications of Computer Vision, ">
            <text:p>Third IEEE Workshop on Applications of Computer Vision, </text:p>
          </table:table-cell>
          <table:table-cell table:formula="of:=IF ([data.F3] &lt;&gt; &quot;&quot;; &quot;(&quot; &amp; [data.F3] &amp; &quot;), &quot;; &quot;&quot;)" office:value-type="string" office:string-value="(WACV '96), ">
            <text:p>(WACV '96), </text:p>
          </table:table-cell>
          <table:table-cell table:formula="of:=IF ([data.G3] &lt;&gt; &quot;&quot;; &quot;vol. &quot; &amp; [data.G3] &amp; &quot;, &quot;;&quot;&quot;)">
            <text:p/>
          </table:table-cell>
          <table:table-cell table:formula="of:=IF([data.H3] &lt;&gt; &quot;&quot;; &quot;p. &quot; &amp; [data.H3] &amp; &quot;, &quot;; &quot;&quot;)" office:value-type="string" office:string-value="p. 142-147, ">
            <text:p>p. 142-147, </text:p>
          </table:table-cell>
          <table:table-cell table:formula="of:=[data.I3]" office:value-type="float" office:value="1996">
            <text:p>1996</text:p>
          </table:table-cell>
          <table:table-cell table:formula="of:=[.A3] &amp; [.B3] &amp; [.C3] &amp; [.D3] &amp; [.E3] &amp; [.F3] &amp; [.G3] &amp; [.H3] &amp; [.I3]" office:value-type="string" office:string-value="[2]. A real-time face tracker, Yang, Jie et Waibel, A. Sarasota, Third IEEE Workshop on Applications of Computer Vision, (WACV '96), p. 142-147, 1996">
            <text:p>[2]. A real-time face tracker, Yang, Jie et Waibel, A. Sarasota, Third IEEE Workshop on Applications of Computer Vision, (WACV '96), p. 142-147, 1996</text:p>
          </table:table-cell>
          <table:table-cell table:number-columns-repeated="1014"/>
        </table:table-row>
        <table:table-row table:style-name="ro1">
          <table:table-cell table:formula="of:=&quot;[&quot; &amp; [data.A4] &amp; &quot;]. &quot;" office:value-type="string" office:string-value="[3]. ">
            <text:p>[3]. </text:p>
          </table:table-cell>
          <table:table-cell table:formula="of:=[data.B4] &amp; &quot;, &quot;" office:value-type="string" office:string-value="Active Face Tracking and Pose Estimation in an Interactive Room, ">
            <text:p>Active Face Tracking and Pose Estimation in an Interactive Room, </text:p>
          </table:table-cell>
          <table:table-cell table:formula="of:=[data.C4] &amp; &quot;, &quot;" office:value-type="string" office:string-value="Darrell, Trevor, Moghaddam, Baback et Pentland, Alex P., ">
            <text:p>Darrell, Trevor, Moghaddam, Baback et Pentland, Alex P., </text:p>
          </table:table-cell>
          <table:table-cell table:formula="of:=IF([data.D4] &lt;&gt; &quot;&quot;; [data.D4] &amp; &quot;, &quot;; &quot;&quot;)">
            <text:p/>
          </table:table-cell>
          <table:table-cell table:formula="of:=[data.E4] &amp; &quot;, &quot;" office:value-type="string" office:string-value="IEEE Computer Society Conference on Computer Vision and Pattern Recognition, ">
            <text:p>IEEE Computer Society Conference on Computer Vision and Pattern Recognition, </text:p>
          </table:table-cell>
          <table:table-cell table:formula="of:=IF ([data.F4] &lt;&gt; &quot;&quot;; &quot;(&quot; &amp; [data.F4] &amp; &quot;), &quot;; &quot;&quot;)" office:value-type="string" office:string-value="(CVPR'96), ">
            <text:p>(CVPR'96), </text:p>
          </table:table-cell>
          <table:table-cell table:formula="of:=IF ([data.G4] &lt;&gt; &quot;&quot;; &quot;vol. &quot; &amp; [data.G4] &amp; &quot;, &quot;;&quot;&quot;)">
            <text:p/>
          </table:table-cell>
          <table:table-cell table:formula="of:=IF([data.H4] &lt;&gt; &quot;&quot;; &quot;p. &quot; &amp; [data.H4] &amp; &quot;, &quot;; &quot;&quot;)" office:value-type="string" office:string-value="p. 67, ">
            <text:p>p. 67, </text:p>
          </table:table-cell>
          <table:table-cell table:formula="of:=[data.I4]" office:value-type="float" office:value="1996">
            <text:p>1996</text:p>
          </table:table-cell>
          <table:table-cell table:formula="of:=[.A4] &amp; [.B4] &amp; [.C4] &amp; [.D4] &amp; [.E4] &amp; [.F4] &amp; [.G4] &amp; [.H4] &amp; [.I4]" office:value-type="string" office:string-value="[3]. Active Face Tracking and Pose Estimation in an Interactive Room, Darrell, Trevor, Moghaddam, Baback et Pentland, Alex P., IEEE Computer Society Conference on Computer Vision and Pattern Recognition, (CVPR'96), p. 67, 1996">
            <text:p>[3]. Active Face Tracking and Pose Estimation in an Interactive Room, Darrell, Trevor, Moghaddam, Baback et Pentland, Alex P., IEEE Computer Society Conference on Computer Vision and Pattern Recognition, (CVPR'96), p. 67, 1996</text:p>
          </table:table-cell>
          <table:table-cell table:number-columns-repeated="1014"/>
        </table:table-row>
        <table:table-row table:style-name="ro1">
          <table:table-cell table:formula="of:=&quot;[&quot; &amp; [data.A5] &amp; &quot;]. &quot;" office:value-type="string" office:string-value="[4]. ">
            <text:p>[4]. </text:p>
          </table:table-cell>
          <table:table-cell table:formula="of:=[data.B5] &amp; &quot;, &quot;" office:value-type="string" office:string-value="Elliptical head tracking using intensity gradients and color histograms, ">
            <text:p>Elliptical head tracking using intensity gradients and color histograms, </text:p>
          </table:table-cell>
          <table:table-cell table:formula="of:=[data.C5] &amp; &quot;, &quot;" office:value-type="string" office:string-value="Birchfield, Stan, ">
            <text:p>Birchfield, Stan, </text:p>
          </table:table-cell>
          <table:table-cell table:formula="of:=IF([data.D5] &lt;&gt; &quot;&quot;; [data.D5] &amp; &quot;, &quot;; &quot;&quot;)">
            <text:p/>
          </table:table-cell>
          <table:table-cell table:formula="of:=[data.E5] &amp; &quot;, &quot;" office:value-type="string" office:string-value="IEEE Conference on Computer Vision and Pattern Recognition, ">
            <text:p>IEEE Conference on Computer Vision and Pattern Recognition, </text:p>
          </table:table-cell>
          <table:table-cell table:formula="of:=IF ([data.F5] &lt;&gt; &quot;&quot;; &quot;(&quot; &amp; [data.F5] &amp; &quot;), &quot;; &quot;&quot;)" office:value-type="string" office:string-value="(CVPR'98), ">
            <text:p>(CVPR'98), </text:p>
          </table:table-cell>
          <table:table-cell table:formula="of:=IF ([data.G5] &lt;&gt; &quot;&quot;; &quot;vol. &quot; &amp; [data.G5] &amp; &quot;, &quot;;&quot;&quot;)">
            <text:p/>
          </table:table-cell>
          <table:table-cell table:formula="of:=IF([data.H5] &lt;&gt; &quot;&quot;; &quot;p. &quot; &amp; [data.H5] &amp; &quot;, &quot;; &quot;&quot;)" office:value-type="string" office:string-value="p. 232, ">
            <text:p>p. 232, </text:p>
          </table:table-cell>
          <table:table-cell table:formula="of:=[data.I5]" office:value-type="float" office:value="1998">
            <text:p>1998</text:p>
          </table:table-cell>
          <table:table-cell table:formula="of:=[.A5] &amp; [.B5] &amp; [.C5] &amp; [.D5] &amp; [.E5] &amp; [.F5] &amp; [.G5] &amp; [.H5] &amp; [.I5]" office:value-type="string" office:string-value="[4]. Elliptical head tracking using intensity gradients and color histograms, Birchfield, Stan, IEEE Conference on Computer Vision and Pattern Recognition, (CVPR'98), p. 232, 1998">
            <text:p>[4]. Elliptical head tracking using intensity gradients and color histograms, Birchfield, Stan, IEEE Conference on Computer Vision and Pattern Recognition, (CVPR'98), p. 232, 1998</text:p>
          </table:table-cell>
          <table:table-cell table:number-columns-repeated="1014"/>
        </table:table-row>
        <table:table-row table:style-name="ro1">
          <table:table-cell table:formula="of:=&quot;[&quot; &amp; [data.A6] &amp; &quot;]. &quot;" office:value-type="string" office:string-value="[5]. ">
            <text:p>[5]. </text:p>
          </table:table-cell>
          <table:table-cell table:formula="of:=[data.B6] &amp; &quot;, &quot;" office:value-type="string" office:string-value="A robust algorithm for eye detection on gray intensity face without spectacles, ">
            <text:p>A robust algorithm for eye detection on gray intensity face without spectacles, </text:p>
          </table:table-cell>
          <table:table-cell table:formula="of:=[data.C6] &amp; &quot;, &quot;" office:value-type="string" office:string-value="Peng, Kun, et al., ">
            <text:p>Peng, Kun, et al., </text:p>
          </table:table-cell>
          <table:table-cell table:formula="of:=IF([data.D6] &lt;&gt; &quot;&quot;; [data.D6] &amp; &quot;, &quot;; &quot;&quot;)">
            <text:p/>
          </table:table-cell>
          <table:table-cell table:formula="of:=[data.E6] &amp; &quot;, &quot;" office:value-type="string" office:string-value="Pattern Recognition and Image Analysis, ">
            <text:p>Pattern Recognition and Image Analysis, </text:p>
          </table:table-cell>
          <table:table-cell table:formula="of:=IF ([data.F6] &lt;&gt; &quot;&quot;; &quot;(&quot; &amp; [data.F6] &amp; &quot;), &quot;; &quot;&quot;)">
            <text:p/>
          </table:table-cell>
          <table:table-cell table:formula="of:=IF ([data.G6] &lt;&gt; &quot;&quot;; &quot;vol. &quot; &amp; [data.G6] &amp; &quot;, &quot;;&quot;&quot;)" office:value-type="string" office:string-value="vol. 3687, ">
            <text:p>vol. 3687, </text:p>
          </table:table-cell>
          <table:table-cell table:formula="of:=IF([data.H6] &lt;&gt; &quot;&quot;; &quot;p. &quot; &amp; [data.H6] &amp; &quot;, &quot;; &quot;&quot;)" office:value-type="string" office:string-value="p. 302-308, ">
            <text:p>p. 302-308, </text:p>
          </table:table-cell>
          <table:table-cell table:formula="of:=[data.I6]" office:value-type="float" office:value="2005">
            <text:p>2005</text:p>
          </table:table-cell>
          <table:table-cell table:formula="of:=[.A6] &amp; [.B6] &amp; [.C6] &amp; [.D6] &amp; [.E6] &amp; [.F6] &amp; [.G6] &amp; [.H6] &amp; [.I6]" office:value-type="string" office:string-value="[5]. A robust algorithm for eye detection on gray intensity face without spectacles, Peng, Kun, et al., Pattern Recognition and Image Analysis, vol. 3687, p. 302-308, 2005">
            <text:p>[5]. A robust algorithm for eye detection on gray intensity face without spectacles, Peng, Kun, et al., Pattern Recognition and Image Analysis, vol. 3687, p. 302-308, 2005</text:p>
          </table:table-cell>
          <table:table-cell table:number-columns-repeated="1014"/>
        </table:table-row>
        <table:table-row table:style-name="ro1">
          <table:table-cell table:formula="of:=&quot;[&quot; &amp; [data.A7] &amp; &quot;]. &quot;" office:value-type="string" office:string-value="[6]. ">
            <text:p>[6]. </text:p>
          </table:table-cell>
          <table:table-cell table:formula="of:=[data.B7] &amp; &quot;, &quot;" office:value-type="string" office:string-value="Tracking Facial Features Using Gabor Wavelet Networks, ">
            <text:p>Tracking Facial Features Using Gabor Wavelet Networks, </text:p>
          </table:table-cell>
          <table:table-cell table:formula="of:=[data.C7] &amp; &quot;, &quot;" office:value-type="string" office:string-value="Feris, Rogério et M. Cesar Junior, Roberto, ">
            <text:p>Feris, Rogério et M. Cesar Junior, Roberto, </text:p>
          </table:table-cell>
          <table:table-cell table:formula="of:=IF([data.D7] &lt;&gt; &quot;&quot;; [data.D7] &amp; &quot;, &quot;; &quot;&quot;)">
            <text:p/>
          </table:table-cell>
          <table:table-cell table:formula="of:=[data.E7] &amp; &quot;, &quot;" office:value-type="string" office:string-value="IEEE Computer Society Press on Computer Graphics and Image Processing, ">
            <text:p>IEEE Computer Society Press on Computer Graphics and Image Processing, </text:p>
          </table:table-cell>
          <table:table-cell table:formula="of:=IF ([data.F7] &lt;&gt; &quot;&quot;; &quot;(&quot; &amp; [data.F7] &amp; &quot;), &quot;; &quot;&quot;)">
            <text:p/>
          </table:table-cell>
          <table:table-cell table:formula="of:=IF ([data.G7] &lt;&gt; &quot;&quot;; &quot;vol. &quot; &amp; [data.G7] &amp; &quot;, &quot;;&quot;&quot;)">
            <text:p/>
          </table:table-cell>
          <table:table-cell table:formula="of:=IF([data.H7] &lt;&gt; &quot;&quot;; &quot;p. &quot; &amp; [data.H7] &amp; &quot;, &quot;; &quot;&quot;)" office:value-type="string" office:string-value="p. 22-27, ">
            <text:p>p. 22-27, </text:p>
          </table:table-cell>
          <table:table-cell table:formula="of:=[data.I7]" office:value-type="float" office:value="2000">
            <text:p>2000</text:p>
          </table:table-cell>
          <table:table-cell table:formula="of:=[.A7] &amp; [.B7] &amp; [.C7] &amp; [.D7] &amp; [.E7] &amp; [.F7] &amp; [.G7] &amp; [.H7] &amp; [.I7]" office:value-type="string" office:string-value="[6]. Tracking Facial Features Using Gabor Wavelet Networks, Feris, Rogério et M. Cesar Junior, Roberto, IEEE Computer Society Press on Computer Graphics and Image Processing, p. 22-27, 2000">
            <text:p>[6]. Tracking Facial Features Using Gabor Wavelet Networks, Feris, Rogério et M. Cesar Junior, Roberto, IEEE Computer Society Press on Computer Graphics and Image Processing, p. 22-27, 2000</text:p>
          </table:table-cell>
          <table:table-cell table:number-columns-repeated="1014"/>
        </table:table-row>
        <table:table-row table:style-name="ro1">
          <table:table-cell table:formula="of:=&quot;[&quot; &amp; [data.A8] &amp; &quot;]. &quot;" office:value-type="string" office:string-value="[7]. ">
            <text:p>[7]. </text:p>
          </table:table-cell>
          <table:table-cell table:formula="of:=[data.B8] &amp; &quot;, &quot;" office:value-type="string" office:string-value="Real-Time Detection of Eyes and Faces, ">
            <text:p>Real-Time Detection of Eyes and Faces, </text:p>
          </table:table-cell>
          <table:table-cell table:formula="of:=[data.C8] &amp; &quot;, &quot;" office:value-type="string" office:string-value="Morimoto, Carlos, et al., ">
            <text:p>Morimoto, Carlos, et al., </text:p>
          </table:table-cell>
          <table:table-cell table:formula="of:=IF([data.D8] &lt;&gt; &quot;&quot;; [data.D8] &amp; &quot;, &quot;; &quot;&quot;)">
            <text:p/>
          </table:table-cell>
          <table:table-cell table:formula="of:=[data.E8] &amp; &quot;, &quot;" office:value-type="string" office:string-value="In Proceeding Workshop on Perceptual User Interfaces,, ">
            <text:p>In Proceeding Workshop on Perceptual User Interfaces,, </text:p>
          </table:table-cell>
          <table:table-cell table:formula="of:=IF ([data.F8] &lt;&gt; &quot;&quot;; &quot;(&quot; &amp; [data.F8] &amp; &quot;), &quot;; &quot;&quot;)">
            <text:p/>
          </table:table-cell>
          <table:table-cell table:formula="of:=IF ([data.G8] &lt;&gt; &quot;&quot;; &quot;vol. &quot; &amp; [data.G8] &amp; &quot;, &quot;;&quot;&quot;)">
            <text:p/>
          </table:table-cell>
          <table:table-cell table:formula="of:=IF([data.H8] &lt;&gt; &quot;&quot;; &quot;p. &quot; &amp; [data.H8] &amp; &quot;, &quot;; &quot;&quot;)" office:value-type="string" office:string-value="p. 117-120, ">
            <text:p>p. 117-120, </text:p>
          </table:table-cell>
          <table:table-cell table:formula="of:=[data.I8]" office:value-type="float" office:value="1998">
            <text:p>1998</text:p>
          </table:table-cell>
          <table:table-cell table:formula="of:=[.A8] &amp; [.B8] &amp; [.C8] &amp; [.D8] &amp; [.E8] &amp; [.F8] &amp; [.G8] &amp; [.H8] &amp; [.I8]" office:value-type="string" office:string-value="[7]. Real-Time Detection of Eyes and Faces, Morimoto, Carlos, et al., In Proceeding Workshop on Perceptual User Interfaces,, p. 117-120, 1998">
            <text:p>[7]. Real-Time Detection of Eyes and Faces, Morimoto, Carlos, et al., In Proceeding Workshop on Perceptual User Interfaces,, p. 117-120, 1998</text:p>
          </table:table-cell>
          <table:table-cell table:number-columns-repeated="1014"/>
        </table:table-row>
        <table:table-row table:style-name="ro1">
          <table:table-cell table:formula="of:=&quot;[&quot; &amp; [data.A9] &amp; &quot;]. &quot;" office:value-type="string" office:string-value="[8]. ">
            <text:p>[8]. </text:p>
          </table:table-cell>
          <table:table-cell table:formula="of:=[data.B9] &amp; &quot;, &quot;" office:value-type="string" office:string-value="Visual Cues Extraction for Monitoring Driver's Vigilance, ">
            <text:p>Visual Cues Extraction for Monitoring Driver's Vigilance, </text:p>
          </table:table-cell>
          <table:table-cell table:formula="of:=[data.C9] &amp; &quot;, &quot;" office:value-type="string" office:string-value="Ji, Qiang et Bebis, Georges, ">
            <text:p>Ji, Qiang et Bebis, Georges, </text:p>
          </table:table-cell>
          <table:table-cell table:formula="of:=IF([data.D9] &lt;&gt; &quot;&quot;; [data.D9] &amp; &quot;, &quot;; &quot;&quot;)">
            <text:p/>
          </table:table-cell>
          <table:table-cell table:formula="of:=[data.E9] &amp; &quot;, &quot;" office:value-type="string" office:string-value="International workshop on computer vision systems , ">
            <text:p>International workshop on computer vision systems , </text:p>
          </table:table-cell>
          <table:table-cell table:formula="of:=IF ([data.F9] &lt;&gt; &quot;&quot;; &quot;(&quot; &amp; [data.F9] &amp; &quot;), &quot;; &quot;&quot;)" office:value-type="string" office:string-value="(ICVS'01), ">
            <text:p>(ICVS'01), </text:p>
          </table:table-cell>
          <table:table-cell table:formula="of:=IF ([data.G9] &lt;&gt; &quot;&quot;; &quot;vol. &quot; &amp; [data.G9] &amp; &quot;, &quot;;&quot;&quot;)" office:value-type="string" office:string-value="vol. 2095, ">
            <text:p>vol. 2095, </text:p>
          </table:table-cell>
          <table:table-cell table:formula="of:=IF([data.H9] &lt;&gt; &quot;&quot;; &quot;p. &quot; &amp; [data.H9] &amp; &quot;, &quot;; &quot;&quot;)" office:value-type="string" office:string-value="p. 107-124, ">
            <text:p>p. 107-124, </text:p>
          </table:table-cell>
          <table:table-cell table:formula="of:=[data.I9]" office:value-type="float" office:value="1999">
            <text:p>1999</text:p>
          </table:table-cell>
          <table:table-cell table:formula="of:=[.A9] &amp; [.B9] &amp; [.C9] &amp; [.D9] &amp; [.E9] &amp; [.F9] &amp; [.G9] &amp; [.H9] &amp; [.I9]" office:value-type="string" office:string-value="[8]. Visual Cues Extraction for Monitoring Driver's Vigilance, Ji, Qiang et Bebis, Georges, International workshop on computer vision systems , (ICVS'01), vol. 2095, p. 107-124, 1999">
            <text:p>[8]. Visual Cues Extraction for Monitoring Driver's Vigilance, Ji, Qiang et Bebis, Georges, International workshop on computer vision systems , (ICVS'01), vol. 2095, p. 107-124, 1999</text:p>
          </table:table-cell>
          <table:table-cell table:number-columns-repeated="1014"/>
        </table:table-row>
        <table:table-row table:style-name="ro1">
          <table:table-cell table:formula="of:=&quot;[&quot; &amp; [data.A10] &amp; &quot;]. &quot;" office:value-type="string" office:string-value="[9]. ">
            <text:p>[9]. </text:p>
          </table:table-cell>
          <table:table-cell table:formula="of:=[data.B10] &amp; &quot;, &quot;" office:value-type="string" office:string-value="Real-Time Nonintrusive Monitoring and Prediction of Driver Fatigue, ">
            <text:p>Real-Time Nonintrusive Monitoring and Prediction of Driver Fatigue, </text:p>
          </table:table-cell>
          <table:table-cell table:formula="of:=[data.C10] &amp; &quot;, &quot;" office:value-type="string" office:string-value="Ji, Qiang, Zhu, Zhiwei et Lan, Peilin, ">
            <text:p>Ji, Qiang, Zhu, Zhiwei et Lan, Peilin, </text:p>
          </table:table-cell>
          <table:table-cell table:formula="of:=IF([data.D10] &lt;&gt; &quot;&quot;; [data.D10] &amp; &quot;, &quot;; &quot;&quot;)">
            <text:p/>
          </table:table-cell>
          <table:table-cell table:formula="of:=[data.E10] &amp; &quot;, &quot;" office:value-type="string" office:string-value="IEEE Transactions on Vehicular Technology, ">
            <text:p>IEEE Transactions on Vehicular Technology, </text:p>
          </table:table-cell>
          <table:table-cell table:formula="of:=IF ([data.F10] &lt;&gt; &quot;&quot;; &quot;(&quot; &amp; [data.F10] &amp; &quot;), &quot;; &quot;&quot;)">
            <text:p/>
          </table:table-cell>
          <table:table-cell table:formula="of:=IF ([data.G10] &lt;&gt; &quot;&quot;; &quot;vol. &quot; &amp; [data.G10] &amp; &quot;, &quot;;&quot;&quot;)" office:value-type="string" office:string-value="vol. 53, ">
            <text:p>vol. 53, </text:p>
          </table:table-cell>
          <table:table-cell table:formula="of:=IF([data.H10] &lt;&gt; &quot;&quot;; &quot;p. &quot; &amp; [data.H10] &amp; &quot;, &quot;; &quot;&quot;)" office:value-type="string" office:string-value="p. 1052-1068, ">
            <text:p>p. 1052-1068, </text:p>
          </table:table-cell>
          <table:table-cell table:formula="of:=[data.I10]" office:value-type="float" office:value="2004">
            <text:p>2004</text:p>
          </table:table-cell>
          <table:table-cell table:formula="of:=[.A10] &amp; [.B10] &amp; [.C10] &amp; [.D10] &amp; [.E10] &amp; [.F10] &amp; [.G10] &amp; [.H10] &amp; [.I10]" office:value-type="string" office:string-value="[9]. Real-Time Nonintrusive Monitoring and Prediction of Driver Fatigue, Ji, Qiang, Zhu, Zhiwei et Lan, Peilin, IEEE Transactions on Vehicular Technology, vol. 53, p. 1052-1068, 2004">
            <text:p>[9]. Real-Time Nonintrusive Monitoring and Prediction of Driver Fatigue, Ji, Qiang, Zhu, Zhiwei et Lan, Peilin, IEEE Transactions on Vehicular Technology, vol. 53, p. 1052-1068, 2004</text:p>
          </table:table-cell>
          <table:table-cell table:number-columns-repeated="1014"/>
        </table:table-row>
        <table:table-row table:style-name="ro1">
          <table:table-cell table:formula="of:=&quot;[&quot; &amp; [data.A11] &amp; &quot;]. &quot;" office:value-type="string" office:string-value="[10]. ">
            <text:p>[10]. </text:p>
          </table:table-cell>
          <table:table-cell table:formula="of:=[data.B11] &amp; &quot;, &quot;" office:value-type="string" office:string-value="Eye and Gaze Tracking for Interactive Graphic Display, ">
            <text:p>Eye and Gaze Tracking for Interactive Graphic Display, </text:p>
          </table:table-cell>
          <table:table-cell table:formula="of:=[data.C11] &amp; &quot;, &quot;" office:value-type="string" office:string-value="Ji, Qiang et Zhu, Zhiwei, ">
            <text:p>Ji, Qiang et Zhu, Zhiwei, </text:p>
          </table:table-cell>
          <table:table-cell table:formula="of:=IF([data.D11] &lt;&gt; &quot;&quot;; [data.D11] &amp; &quot;, &quot;; &quot;&quot;)">
            <text:p/>
          </table:table-cell>
          <table:table-cell table:formula="of:=[data.E11] &amp; &quot;, &quot;" office:value-type="string" office:string-value="Machine vision and applications, ">
            <text:p>Machine vision and applications, </text:p>
          </table:table-cell>
          <table:table-cell table:formula="of:=IF ([data.F11] &lt;&gt; &quot;&quot;; &quot;(&quot; &amp; [data.F11] &amp; &quot;), &quot;; &quot;&quot;)">
            <text:p/>
          </table:table-cell>
          <table:table-cell table:formula="of:=IF ([data.G11] &lt;&gt; &quot;&quot;; &quot;vol. &quot; &amp; [data.G11] &amp; &quot;, &quot;;&quot;&quot;)" office:value-type="string" office:string-value="vol. 15, ">
            <text:p>vol. 15, </text:p>
          </table:table-cell>
          <table:table-cell table:formula="of:=IF([data.H11] &lt;&gt; &quot;&quot;; &quot;p. &quot; &amp; [data.H11] &amp; &quot;, &quot;; &quot;&quot;)" office:value-type="string" office:string-value="p. 139-148, ">
            <text:p>p. 139-148, </text:p>
          </table:table-cell>
          <table:table-cell table:formula="of:=[data.I11]" office:value-type="float" office:value="2004">
            <text:p>2004</text:p>
          </table:table-cell>
          <table:table-cell table:formula="of:=[.A11] &amp; [.B11] &amp; [.C11] &amp; [.D11] &amp; [.E11] &amp; [.F11] &amp; [.G11] &amp; [.H11] &amp; [.I11]" office:value-type="string" office:string-value="[10]. Eye and Gaze Tracking for Interactive Graphic Display, Ji, Qiang et Zhu, Zhiwei, Machine vision and applications, vol. 15, p. 139-148, 2004">
            <text:p>[10]. Eye and Gaze Tracking for Interactive Graphic Display, Ji, Qiang et Zhu, Zhiwei, Machine vision and applications, vol. 15, p. 139-148, 2004</text:p>
          </table:table-cell>
          <table:table-cell table:number-columns-repeated="1014"/>
        </table:table-row>
        <table:table-row table:style-name="ro1">
          <table:table-cell table:formula="of:=&quot;[&quot; &amp; [data.A12] &amp; &quot;]. &quot;" office:value-type="string" office:string-value="[11]. ">
            <text:p>[11]. </text:p>
          </table:table-cell>
          <table:table-cell table:formula="of:=[data.B12] &amp; &quot;, &quot;" office:value-type="string" office:string-value="Automatic eye detection and its validation, ">
            <text:p>Automatic eye detection and its validation, </text:p>
          </table:table-cell>
          <table:table-cell table:formula="of:=[data.C12] &amp; &quot;, &quot;" office:value-type="string" office:string-value="Wang, Peng, Green, Matthew B. et Ji, Qiang, ">
            <text:p>Wang, Peng, Green, Matthew B. et Ji, Qiang, </text:p>
          </table:table-cell>
          <table:table-cell table:formula="of:=IF([data.D12] &lt;&gt; &quot;&quot;; [data.D12] &amp; &quot;, &quot;; &quot;&quot;)">
            <text:p/>
          </table:table-cell>
          <table:table-cell table:formula="of:=[data.E12] &amp; &quot;, &quot;" office:value-type="string" office:string-value="IEEE Computer Society Conference on Computer Vision and Pattern Recognition, ">
            <text:p>IEEE Computer Society Conference on Computer Vision and Pattern Recognition, </text:p>
          </table:table-cell>
          <table:table-cell table:formula="of:=IF ([data.F12] &lt;&gt; &quot;&quot;; &quot;(&quot; &amp; [data.F12] &amp; &quot;), &quot;; &quot;&quot;)" office:value-type="string" office:string-value="(CVPR'05), ">
            <text:p>(CVPR'05), </text:p>
          </table:table-cell>
          <table:table-cell table:formula="of:=IF ([data.G12] &lt;&gt; &quot;&quot;; &quot;vol. &quot; &amp; [data.G12] &amp; &quot;, &quot;;&quot;&quot;)">
            <text:p/>
          </table:table-cell>
          <table:table-cell table:formula="of:=IF([data.H12] &lt;&gt; &quot;&quot;; &quot;p. &quot; &amp; [data.H12] &amp; &quot;, &quot;; &quot;&quot;)" office:value-type="string" office:string-value="p. 164, ">
            <text:p>p. 164, </text:p>
          </table:table-cell>
          <table:table-cell table:formula="of:=[data.I12]" office:value-type="float" office:value="2005">
            <text:p>2005</text:p>
          </table:table-cell>
          <table:table-cell table:formula="of:=[.A12] &amp; [.B12] &amp; [.C12] &amp; [.D12] &amp; [.E12] &amp; [.F12] &amp; [.G12] &amp; [.H12] &amp; [.I12]" office:value-type="string" office:string-value="[11]. Automatic eye detection and its validation, Wang, Peng, Green, Matthew B. et Ji, Qiang, IEEE Computer Society Conference on Computer Vision and Pattern Recognition, (CVPR'05), p. 164, 2005">
            <text:p>[11]. Automatic eye detection and its validation, Wang, Peng, Green, Matthew B. et Ji, Qiang, IEEE Computer Society Conference on Computer Vision and Pattern Recognition, (CVPR'05), p. 164, 2005</text:p>
          </table:table-cell>
          <table:table-cell table:number-columns-repeated="1014"/>
        </table:table-row>
        <table:table-row table:style-name="ro1">
          <table:table-cell table:formula="of:=&quot;[&quot; &amp; [data.A13] &amp; &quot;]. &quot;" office:value-type="string" office:string-value="[12]. ">
            <text:p>[12]. </text:p>
          </table:table-cell>
          <table:table-cell table:formula="of:=[data.B13] &amp; &quot;, &quot;" office:value-type="string" office:string-value="Improved Likelihood Function in Particle-based IR Eye Tracking, ">
            <text:p>Improved Likelihood Function in Particle-based IR Eye Tracking, </text:p>
          </table:table-cell>
          <table:table-cell table:formula="of:=[data.C13] &amp; &quot;, &quot;" office:value-type="string" office:string-value="Witzner Hansen, Dan, et al., ">
            <text:p>Witzner Hansen, Dan, et al., </text:p>
          </table:table-cell>
          <table:table-cell table:formula="of:=IF([data.D13] &lt;&gt; &quot;&quot;; [data.D13] &amp; &quot;, &quot;; &quot;&quot;)">
            <text:p/>
          </table:table-cell>
          <table:table-cell table:formula="of:=[data.E13] &amp; &quot;, &quot;" office:value-type="string" office:string-value="IEEE Computer Society Conference on Computer Vision and Pattern Recognition, ">
            <text:p>IEEE Computer Society Conference on Computer Vision and Pattern Recognition, </text:p>
          </table:table-cell>
          <table:table-cell table:formula="of:=IF ([data.F13] &lt;&gt; &quot;&quot;; &quot;(&quot; &amp; [data.F13] &amp; &quot;), &quot;; &quot;&quot;)" office:value-type="string" office:string-value="(CVPR'05), ">
            <text:p>(CVPR'05), </text:p>
          </table:table-cell>
          <table:table-cell table:formula="of:=IF ([data.G13] &lt;&gt; &quot;&quot;; &quot;vol. &quot; &amp; [data.G13] &amp; &quot;, &quot;;&quot;&quot;)">
            <text:p/>
          </table:table-cell>
          <table:table-cell table:formula="of:=IF([data.H13] &lt;&gt; &quot;&quot;; &quot;p. &quot; &amp; [data.H13] &amp; &quot;, &quot;; &quot;&quot;)" office:value-type="string" office:string-value="p. 5, ">
            <text:p>p. 5, </text:p>
          </table:table-cell>
          <table:table-cell table:formula="of:=[data.I13]" office:value-type="float" office:value="2005">
            <text:p>2005</text:p>
          </table:table-cell>
          <table:table-cell table:formula="of:=[.A13] &amp; [.B13] &amp; [.C13] &amp; [.D13] &amp; [.E13] &amp; [.F13] &amp; [.G13] &amp; [.H13] &amp; [.I13]" office:value-type="string" office:string-value="[12]. Improved Likelihood Function in Particle-based IR Eye Tracking, Witzner Hansen, Dan, et al., IEEE Computer Society Conference on Computer Vision and Pattern Recognition, (CVPR'05), p. 5, 2005">
            <text:p>[12]. Improved Likelihood Function in Particle-based IR Eye Tracking, Witzner Hansen, Dan, et al., IEEE Computer Society Conference on Computer Vision and Pattern Recognition, (CVPR'05), p. 5, 2005</text:p>
          </table:table-cell>
          <table:table-cell table:number-columns-repeated="1014"/>
        </table:table-row>
        <table:table-row table:style-name="ro1">
          <table:table-cell table:formula="of:=&quot;[&quot; &amp; [data.A14] &amp; &quot;]. &quot;" office:value-type="string" office:string-value="[13]. ">
            <text:p>[13]. </text:p>
          </table:table-cell>
          <table:table-cell table:formula="of:=[data.B14] &amp; &quot;, &quot;" office:value-type="string" office:string-value="Real-Time Eye, Gaze, and Face Pose Tracking for Monitoring Driver Vigilance, ">
            <text:p>Real-Time Eye, Gaze, and Face Pose Tracking for Monitoring Driver Vigilance, </text:p>
          </table:table-cell>
          <table:table-cell table:formula="of:=[data.C14] &amp; &quot;, &quot;" office:value-type="string" office:string-value="Ji, Qiang et Yang, Xiaojie, ">
            <text:p>Ji, Qiang et Yang, Xiaojie, </text:p>
          </table:table-cell>
          <table:table-cell table:formula="of:=IF([data.D14] &lt;&gt; &quot;&quot;; [data.D14] &amp; &quot;, &quot;; &quot;&quot;)">
            <text:p/>
          </table:table-cell>
          <table:table-cell table:formula="of:=[data.E14] &amp; &quot;, &quot;" office:value-type="string" office:string-value="Real-Time Imaging , ">
            <text:p>Real-Time Imaging , </text:p>
          </table:table-cell>
          <table:table-cell table:formula="of:=IF ([data.F14] &lt;&gt; &quot;&quot;; &quot;(&quot; &amp; [data.F14] &amp; &quot;), &quot;; &quot;&quot;)">
            <text:p/>
          </table:table-cell>
          <table:table-cell table:formula="of:=IF ([data.G14] &lt;&gt; &quot;&quot;; &quot;vol. &quot; &amp; [data.G14] &amp; &quot;, &quot;;&quot;&quot;)" office:value-type="string" office:string-value="vol. 8, ">
            <text:p>vol. 8, </text:p>
          </table:table-cell>
          <table:table-cell table:formula="of:=IF([data.H14] &lt;&gt; &quot;&quot;; &quot;p. &quot; &amp; [data.H14] &amp; &quot;, &quot;; &quot;&quot;)" office:value-type="string" office:string-value="p. 357-377, ">
            <text:p>p. 357-377, </text:p>
          </table:table-cell>
          <table:table-cell table:formula="of:=[data.I14]" office:value-type="float" office:value="2002">
            <text:p>2002</text:p>
          </table:table-cell>
          <table:table-cell table:formula="of:=[.A14] &amp; [.B14] &amp; [.C14] &amp; [.D14] &amp; [.E14] &amp; [.F14] &amp; [.G14] &amp; [.H14] &amp; [.I14]" office:value-type="string" office:string-value="[13]. Real-Time Eye, Gaze, and Face Pose Tracking for Monitoring Driver Vigilance, Ji, Qiang et Yang, Xiaojie, Real-Time Imaging , vol. 8, p. 357-377, 2002">
            <text:p>[13]. Real-Time Eye, Gaze, and Face Pose Tracking for Monitoring Driver Vigilance, Ji, Qiang et Yang, Xiaojie, Real-Time Imaging , vol. 8, p. 357-377, 2002</text:p>
          </table:table-cell>
          <table:table-cell table:number-columns-repeated="1014"/>
        </table:table-row>
        <table:table-row table:style-name="ro1">
          <table:table-cell table:formula="of:=&quot;[&quot; &amp; [data.A15] &amp; &quot;]. &quot;" office:value-type="string" office:string-value="[14]. ">
            <text:p>[14]. </text:p>
          </table:table-cell>
          <table:table-cell table:formula="of:=[data.B15] &amp; &quot;, &quot;" office:value-type="string" office:string-value="A qualitative approach to classifying gaze direction, ">
            <text:p>A qualitative approach to classifying gaze direction, </text:p>
          </table:table-cell>
          <table:table-cell table:formula="of:=[data.C15] &amp; &quot;, &quot;" office:value-type="string" office:string-value="Pappu, R et Beardsley, P A., ">
            <text:p>Pappu, R et Beardsley, P A., </text:p>
          </table:table-cell>
          <table:table-cell table:formula="of:=IF([data.D15] &lt;&gt; &quot;&quot;; [data.D15] &amp; &quot;, &quot;; &quot;&quot;)">
            <text:p/>
          </table:table-cell>
          <table:table-cell table:formula="of:=[data.E15] &amp; &quot;, &quot;" office:value-type="string" office:string-value="IEEE International Conference on Automatic Face and Gesture Recognition, ">
            <text:p>IEEE International Conference on Automatic Face and Gesture Recognition, </text:p>
          </table:table-cell>
          <table:table-cell table:formula="of:=IF ([data.F15] &lt;&gt; &quot;&quot;; &quot;(&quot; &amp; [data.F15] &amp; &quot;), &quot;; &quot;&quot;)">
            <text:p/>
          </table:table-cell>
          <table:table-cell table:formula="of:=IF ([data.G15] &lt;&gt; &quot;&quot;; &quot;vol. &quot; &amp; [data.G15] &amp; &quot;, &quot;;&quot;&quot;)">
            <text:p/>
          </table:table-cell>
          <table:table-cell table:formula="of:=IF([data.H15] &lt;&gt; &quot;&quot;; &quot;p. &quot; &amp; [data.H15] &amp; &quot;, &quot;; &quot;&quot;)" office:value-type="string" office:string-value="p. 160-165, ">
            <text:p>p. 160-165, </text:p>
          </table:table-cell>
          <table:table-cell table:formula="of:=[data.I15]" office:value-type="float" office:value="1998">
            <text:p>1998</text:p>
          </table:table-cell>
          <table:table-cell table:formula="of:=[.A15] &amp; [.B15] &amp; [.C15] &amp; [.D15] &amp; [.E15] &amp; [.F15] &amp; [.G15] &amp; [.H15] &amp; [.I15]" office:value-type="string" office:string-value="[14]. A qualitative approach to classifying gaze direction, Pappu, R et Beardsley, P A., IEEE International Conference on Automatic Face and Gesture Recognition, p. 160-165, 1998">
            <text:p>[14]. A qualitative approach to classifying gaze direction, Pappu, R et Beardsley, P A., IEEE International Conference on Automatic Face and Gesture Recognition, p. 160-165, 1998</text:p>
          </table:table-cell>
          <table:table-cell table:number-columns-repeated="1014"/>
        </table:table-row>
        <table:table-row table:style-name="ro1">
          <table:table-cell table:formula="of:=&quot;[&quot; &amp; [data.A16] &amp; &quot;]. &quot;" office:value-type="string" office:string-value="[15]. ">
            <text:p>[15]. </text:p>
          </table:table-cell>
          <table:table-cell table:formula="of:=[data.B16] &amp; &quot;, &quot;" office:value-type="string" office:string-value="Gaze tracking system for gaze-based human-computer interaction, ">
            <text:p>Gaze tracking system for gaze-based human-computer interaction, </text:p>
          </table:table-cell>
          <table:table-cell table:formula="of:=[data.C16] &amp; &quot;, &quot;" office:value-type="string" office:string-value="Ohno, Takehiko, Mukawa, Naoki et Yoshikawa, Atsushi, ">
            <text:p>Ohno, Takehiko, Mukawa, Naoki et Yoshikawa, Atsushi, </text:p>
          </table:table-cell>
          <table:table-cell table:formula="of:=IF([data.D16] &lt;&gt; &quot;&quot;; [data.D16] &amp; &quot;, &quot;; &quot;&quot;)">
            <text:p/>
          </table:table-cell>
          <table:table-cell table:formula="of:=[data.E16] &amp; &quot;, &quot;" office:value-type="string" office:string-value="NTT Tech Rev, ">
            <text:p>NTT Tech Rev, </text:p>
          </table:table-cell>
          <table:table-cell table:formula="of:=IF ([data.F16] &lt;&gt; &quot;&quot;; &quot;(&quot; &amp; [data.F16] &amp; &quot;), &quot;; &quot;&quot;)">
            <text:p/>
          </table:table-cell>
          <table:table-cell table:formula="of:=IF ([data.G16] &lt;&gt; &quot;&quot;; &quot;vol. &quot; &amp; [data.G16] &amp; &quot;, &quot;;&quot;&quot;)" office:value-type="string" office:string-value="vol. 1, ">
            <text:p>vol. 1, </text:p>
          </table:table-cell>
          <table:table-cell table:formula="of:=IF([data.H16] &lt;&gt; &quot;&quot;; &quot;p. &quot; &amp; [data.H16] &amp; &quot;, &quot;; &quot;&quot;)" office:value-type="string" office:string-value="p. 35-39, ">
            <text:p>p. 35-39, </text:p>
          </table:table-cell>
          <table:table-cell table:formula="of:=[data.I16]" office:value-type="float" office:value="2003">
            <text:p>2003</text:p>
          </table:table-cell>
          <table:table-cell table:formula="of:=[.A16] &amp; [.B16] &amp; [.C16] &amp; [.D16] &amp; [.E16] &amp; [.F16] &amp; [.G16] &amp; [.H16] &amp; [.I16]" office:value-type="string" office:string-value="[15]. Gaze tracking system for gaze-based human-computer interaction, Ohno, Takehiko, Mukawa, Naoki et Yoshikawa, Atsushi, NTT Tech Rev, vol. 1, p. 35-39, 2003">
            <text:p>[15]. Gaze tracking system for gaze-based human-computer interaction, Ohno, Takehiko, Mukawa, Naoki et Yoshikawa, Atsushi, NTT Tech Rev, vol. 1, p. 35-39, 2003</text:p>
          </table:table-cell>
          <table:table-cell table:number-columns-repeated="1014"/>
        </table:table-row>
        <table:table-row table:style-name="ro1">
          <table:table-cell table:formula="of:=&quot;[&quot; &amp; [data.A17] &amp; &quot;]. &quot;" office:value-type="string" office:string-value="[16]. ">
            <text:p>[16]. </text:p>
          </table:table-cell>
          <table:table-cell table:formula="of:=[data.B17] &amp; &quot;, &quot;" office:value-type="string" office:string-value="A Precise Eye-Gaze Detection and Tracking System, ">
            <text:p>A Precise Eye-Gaze Detection and Tracking System, </text:p>
          </table:table-cell>
          <table:table-cell table:formula="of:=[data.C17] &amp; &quot;, &quot;" office:value-type="string" office:string-value="Pérez, A, et al., ">
            <text:p>Pérez, A, et al., </text:p>
          </table:table-cell>
          <table:table-cell table:formula="of:=IF([data.D17] &lt;&gt; &quot;&quot;; [data.D17] &amp; &quot;, &quot;; &quot;&quot;)">
            <text:p/>
          </table:table-cell>
          <table:table-cell table:formula="of:=[data.E17] &amp; &quot;, &quot;" office:value-type="string" office:string-value="Proceeding of the 11th International Conference in Central Europe of Computer Graphics, Visualization and Computer Vision, ">
            <text:p>Proceeding of the 11th International Conference in Central Europe of Computer Graphics, Visualization and Computer Vision, </text:p>
          </table:table-cell>
          <table:table-cell table:formula="of:=IF ([data.F17] &lt;&gt; &quot;&quot;; &quot;(&quot; &amp; [data.F17] &amp; &quot;), &quot;; &quot;&quot;)">
            <text:p/>
          </table:table-cell>
          <table:table-cell table:formula="of:=IF ([data.G17] &lt;&gt; &quot;&quot;; &quot;vol. &quot; &amp; [data.G17] &amp; &quot;, &quot;;&quot;&quot;)">
            <text:p/>
          </table:table-cell>
          <table:table-cell table:formula="of:=IF([data.H17] &lt;&gt; &quot;&quot;; &quot;p. &quot; &amp; [data.H17] &amp; &quot;, &quot;; &quot;&quot;)">
            <text:p/>
          </table:table-cell>
          <table:table-cell table:formula="of:=[data.I17]" office:value-type="float" office:value="2003">
            <text:p>2003</text:p>
          </table:table-cell>
          <table:table-cell table:formula="of:=[.A17] &amp; [.B17] &amp; [.C17] &amp; [.D17] &amp; [.E17] &amp; [.F17] &amp; [.G17] &amp; [.H17] &amp; [.I17]" office:value-type="string" office:string-value="[16]. A Precise Eye-Gaze Detection and Tracking System, Pérez, A, et al., Proceeding of the 11th International Conference in Central Europe of Computer Graphics, Visualization and Computer Vision, 2003">
            <text:p>[16]. A Precise Eye-Gaze Detection and Tracking System, Pérez, A, et al., Proceeding of the 11th International Conference in Central Europe of Computer Graphics, Visualization and Computer Vision, 2003</text:p>
          </table:table-cell>
          <table:table-cell table:number-columns-repeated="1014"/>
        </table:table-row>
        <table:table-row table:style-name="ro1">
          <table:table-cell table:formula="of:=&quot;[&quot; &amp; [data.A18] &amp; &quot;]. &quot;" office:value-type="string" office:string-value="[17]. ">
            <text:p>[17]. </text:p>
          </table:table-cell>
          <table:table-cell table:formula="of:=[data.B18] &amp; &quot;, &quot;" office:value-type="string" office:string-value="Estimation de la position d'un visage dans une sequence vidéo et représentation 3D, ">
            <text:p>Estimation de la position d'un visage dans une sequence vidéo et représentation 3D, </text:p>
          </table:table-cell>
          <table:table-cell table:formula="of:=[data.C18] &amp; &quot;, &quot;" office:value-type="string" office:string-value="Johann, Marty et Lengagne, Richard, ">
            <text:p>Johann, Marty et Lengagne, Richard, </text:p>
          </table:table-cell>
          <table:table-cell table:formula="of:=IF([data.D18] &lt;&gt; &quot;&quot;; [data.D18] &amp; &quot;, &quot;; &quot;&quot;)">
            <text:p/>
          </table:table-cell>
          <table:table-cell table:formula="of:=[data.E18] &amp; &quot;, &quot;" office:value-type="string" office:string-value="École polytechnique fédérale de Lausanne, ">
            <text:p>École polytechnique fédérale de Lausanne, </text:p>
          </table:table-cell>
          <table:table-cell table:formula="of:=IF ([data.F18] &lt;&gt; &quot;&quot;; &quot;(&quot; &amp; [data.F18] &amp; &quot;), &quot;; &quot;&quot;)">
            <text:p/>
          </table:table-cell>
          <table:table-cell table:formula="of:=IF ([data.G18] &lt;&gt; &quot;&quot;; &quot;vol. &quot; &amp; [data.G18] &amp; &quot;, &quot;;&quot;&quot;)">
            <text:p/>
          </table:table-cell>
          <table:table-cell table:formula="of:=IF([data.H18] &lt;&gt; &quot;&quot;; &quot;p. &quot; &amp; [data.H18] &amp; &quot;, &quot;; &quot;&quot;)">
            <text:p/>
          </table:table-cell>
          <table:table-cell table:formula="of:=[data.I18]" office:value-type="float" office:value="2002">
            <text:p>2002</text:p>
          </table:table-cell>
          <table:table-cell table:formula="of:=[.A18] &amp; [.B18] &amp; [.C18] &amp; [.D18] &amp; [.E18] &amp; [.F18] &amp; [.G18] &amp; [.H18] &amp; [.I18]" office:value-type="string" office:string-value="[17]. Estimation de la position d'un visage dans une sequence vidéo et représentation 3D, Johann, Marty et Lengagne, Richard, École polytechnique fédérale de Lausanne, 2002">
            <text:p>[17]. Estimation de la position d'un visage dans une sequence vidéo et représentation 3D, Johann, Marty et Lengagne, Richard, École polytechnique fédérale de Lausanne, 2002</text:p>
          </table:table-cell>
          <table:table-cell table:number-columns-repeated="1014"/>
        </table:table-row>
        <table:table-row table:style-name="ro1">
          <table:table-cell table:formula="of:=&quot;[&quot; &amp; [data.A19] &amp; &quot;]. &quot;" office:value-type="string" office:string-value="[18]. ">
            <text:p>[18]. </text:p>
          </table:table-cell>
          <table:table-cell table:formula="of:=[data.B19] &amp; &quot;, &quot;" office:value-type="string" office:string-value="Model-based eye detection and animation, ">
            <text:p>Model-based eye detection and animation, </text:p>
          </table:table-cell>
          <table:table-cell table:formula="of:=[data.C19] &amp; &quot;, &quot;" office:value-type="string" office:string-value="Guerrero, Sandra Trejo, ">
            <text:p>Guerrero, Sandra Trejo, </text:p>
          </table:table-cell>
          <table:table-cell table:formula="of:=IF([data.D19] &lt;&gt; &quot;&quot;; [data.D19] &amp; &quot;, &quot;; &quot;&quot;)">
            <text:p/>
          </table:table-cell>
          <table:table-cell table:formula="of:=IF ([data.E19] &lt;&gt; &quot;&quot;; [data.E19] &amp; &quot;, &quot;; &quot;&quot;)">
            <text:p/>
          </table:table-cell>
          <table:table-cell table:formula="of:=IF ([data.F19] &lt;&gt; &quot;&quot;; &quot;(&quot; &amp; [data.F19] &amp; &quot;), &quot;; &quot;&quot;)">
            <text:p/>
          </table:table-cell>
          <table:table-cell table:formula="of:=IF ([data.G19] &lt;&gt; &quot;&quot;; &quot;vol. &quot; &amp; [data.G19] &amp; &quot;, &quot;;&quot;&quot;)">
            <text:p/>
          </table:table-cell>
          <table:table-cell table:formula="of:=IF([data.H19] &lt;&gt; &quot;&quot;; &quot;p. &quot; &amp; [data.H19] &amp; &quot;, &quot;; &quot;&quot;)">
            <text:p/>
          </table:table-cell>
          <table:table-cell table:formula="of:=[data.I19]" office:value-type="float" office:value="2006">
            <text:p>2006</text:p>
          </table:table-cell>
          <table:table-cell table:formula="of:=[.A19] &amp; [.B19] &amp; [.C19] &amp; [.D19] &amp; [.E19] &amp; [.F19] &amp; [.G19] &amp; [.H19] &amp; [.I19]" office:value-type="string" office:string-value="[18]. Model-based eye detection and animation, Guerrero, Sandra Trejo, 2006">
            <text:p>[18]. Model-based eye detection and animation, Guerrero, Sandra Trejo, 2006</text:p>
          </table:table-cell>
          <table:table-cell table:number-columns-repeated="1014"/>
        </table:table-row>
        <table:table-row table:style-name="ro1">
          <table:table-cell table:formula="of:=&quot;[&quot; &amp; [data.A20] &amp; &quot;]. &quot;" office:value-type="string" office:string-value="[19]. ">
            <text:p>[19]. </text:p>
          </table:table-cell>
          <table:table-cell table:formula="of:=[data.B20] &amp; &quot;, &quot;" office:value-type="string" office:string-value="Vision-based methods for driver monitoring, ">
            <text:p>Vision-based methods for driver monitoring, </text:p>
          </table:table-cell>
          <table:table-cell table:formula="of:=[data.C20] &amp; &quot;, &quot;" office:value-type="string" office:string-value="Whalstrom, Eric, Masoud, Osama et Papanikolopoulos, Nikos, ">
            <text:p>Whalstrom, Eric, Masoud, Osama et Papanikolopoulos, Nikos, </text:p>
          </table:table-cell>
          <table:table-cell table:formula="of:=IF([data.D20] &lt;&gt; &quot;&quot;; [data.D20] &amp; &quot;, &quot;; &quot;&quot;)">
            <text:p/>
          </table:table-cell>
          <table:table-cell table:formula="of:=[data.E20] &amp; &quot;, &quot;" office:value-type="string" office:string-value="Intelligent Transportation Systems, ">
            <text:p>Intelligent Transportation Systems, </text:p>
          </table:table-cell>
          <table:table-cell table:formula="of:=IF ([data.F20] &lt;&gt; &quot;&quot;; &quot;(&quot; &amp; [data.F20] &amp; &quot;), &quot;; &quot;&quot;)">
            <text:p/>
          </table:table-cell>
          <table:table-cell table:formula="of:=IF ([data.G20] &lt;&gt; &quot;&quot;; &quot;vol. &quot; &amp; [data.G20] &amp; &quot;, &quot;;&quot;&quot;)" office:value-type="string" office:string-value="vol. 2, ">
            <text:p>vol. 2, </text:p>
          </table:table-cell>
          <table:table-cell table:formula="of:=IF([data.H20] &lt;&gt; &quot;&quot;; &quot;p. &quot; &amp; [data.H20] &amp; &quot;, &quot;; &quot;&quot;)" office:value-type="string" office:string-value="p. 903-908, ">
            <text:p>p. 903-908, </text:p>
          </table:table-cell>
          <table:table-cell table:formula="of:=[data.I20]" office:value-type="float" office:value="2003">
            <text:p>2003</text:p>
          </table:table-cell>
          <table:table-cell table:formula="of:=[.A20] &amp; [.B20] &amp; [.C20] &amp; [.D20] &amp; [.E20] &amp; [.F20] &amp; [.G20] &amp; [.H20] &amp; [.I20]" office:value-type="string" office:string-value="[19]. Vision-based methods for driver monitoring, Whalstrom, Eric, Masoud, Osama et Papanikolopoulos, Nikos, Intelligent Transportation Systems, vol. 2, p. 903-908, 2003">
            <text:p>[19]. Vision-based methods for driver monitoring, Whalstrom, Eric, Masoud, Osama et Papanikolopoulos, Nikos, Intelligent Transportation Systems, vol. 2, p. 903-908, 2003</text:p>
          </table:table-cell>
          <table:table-cell table:number-columns-repeated="1014"/>
        </table:table-row>
        <table:table-row table:style-name="ro1">
          <table:table-cell table:formula="of:=&quot;[&quot; &amp; [data.A21] &amp; &quot;]. &quot;" office:value-type="string" office:string-value="[20]. ">
            <text:p>[20]. </text:p>
          </table:table-cell>
          <table:table-cell table:formula="of:=[data.B21] &amp; &quot;, &quot;" office:value-type="string" office:string-value="An iterative image registration technique with an application to stereo vision, ">
            <text:p>An iterative image registration technique with an application to stereo vision, </text:p>
          </table:table-cell>
          <table:table-cell table:formula="of:=[data.C21] &amp; &quot;, &quot;" office:value-type="string" office:string-value="Lucas, Bruce D et Kanade, Takeo, ">
            <text:p>Lucas, Bruce D et Kanade, Takeo, </text:p>
          </table:table-cell>
          <table:table-cell table:formula="of:=IF([data.D21] &lt;&gt; &quot;&quot;; [data.D21] &amp; &quot;, &quot;; &quot;&quot;)">
            <text:p/>
          </table:table-cell>
          <table:table-cell table:formula="of:=[data.E21] &amp; &quot;, &quot;" office:value-type="string" office:string-value="Proceedings of the 1981 DARPA Image Understanding Workshop , ">
            <text:p>Proceedings of the 1981 DARPA Image Understanding Workshop , </text:p>
          </table:table-cell>
          <table:table-cell table:formula="of:=IF ([data.F21] &lt;&gt; &quot;&quot;; &quot;(&quot; &amp; [data.F21] &amp; &quot;), &quot;; &quot;&quot;)">
            <text:p/>
          </table:table-cell>
          <table:table-cell table:formula="of:=IF ([data.G21] &lt;&gt; &quot;&quot;; &quot;vol. &quot; &amp; [data.G21] &amp; &quot;, &quot;;&quot;&quot;)">
            <text:p/>
          </table:table-cell>
          <table:table-cell table:formula="of:=IF([data.H21] &lt;&gt; &quot;&quot;; &quot;p. &quot; &amp; [data.H21] &amp; &quot;, &quot;; &quot;&quot;)" office:value-type="string" office:string-value="p. 121-130, ">
            <text:p>p. 121-130, </text:p>
          </table:table-cell>
          <table:table-cell table:formula="of:=[data.I21]" office:value-type="float" office:value="1981">
            <text:p>1981</text:p>
          </table:table-cell>
          <table:table-cell table:formula="of:=[.A21] &amp; [.B21] &amp; [.C21] &amp; [.D21] &amp; [.E21] &amp; [.F21] &amp; [.G21] &amp; [.H21] &amp; [.I21]" office:value-type="string" office:string-value="[20]. An iterative image registration technique with an application to stereo vision, Lucas, Bruce D et Kanade, Takeo, Proceedings of the 1981 DARPA Image Understanding Workshop , p. 121-130, 1981">
            <text:p>[20]. An iterative image registration technique with an application to stereo vision, Lucas, Bruce D et Kanade, Takeo, Proceedings of the 1981 DARPA Image Understanding Workshop , p. 121-130, 1981</text:p>
          </table:table-cell>
          <table:table-cell table:number-columns-repeated="1014"/>
        </table:table-row>
        <table:table-row table:style-name="ro1">
          <table:table-cell table:formula="of:=&quot;[&quot; &amp; [data.A22] &amp; &quot;]. &quot;" office:value-type="string" office:string-value="[21]. ">
            <text:p>[21]. </text:p>
          </table:table-cell>
          <table:table-cell table:formula="of:=[data.B22] &amp; &quot;, &quot;" office:value-type="string" office:string-value="PERCLOS : A valid psychophysiological measure of alertness as assessed by psychomotor vigilance, ">
            <text:p>PERCLOS : A valid psychophysiological measure of alertness as assessed by psychomotor vigilance, </text:p>
          </table:table-cell>
          <table:table-cell table:formula="of:=[data.C22] &amp; &quot;, &quot;" office:value-type="string" office:string-value="Knippling, Ron et Rau, Paul, ">
            <text:p>Knippling, Ron et Rau, Paul, </text:p>
          </table:table-cell>
          <table:table-cell table:formula="of:=IF([data.D22] &lt;&gt; &quot;&quot;; [data.D22] &amp; &quot;, &quot;; &quot;&quot;)">
            <text:p/>
          </table:table-cell>
          <table:table-cell table:formula="of:=[data.E22] &amp; &quot;, &quot;" office:value-type="string" office:string-value="FEDERAL HIGHWAY ADMINISTRATION, ">
            <text:p>FEDERAL HIGHWAY ADMINISTRATION, </text:p>
          </table:table-cell>
          <table:table-cell table:formula="of:=IF ([data.F22] &lt;&gt; &quot;&quot;; &quot;(&quot; &amp; [data.F22] &amp; &quot;), &quot;; &quot;&quot;)" office:value-type="string" office:string-value="(FHWA-MCRT-98-006), ">
            <text:p>(FHWA-MCRT-98-006), </text:p>
          </table:table-cell>
          <table:table-cell table:formula="of:=IF ([data.G22] &lt;&gt; &quot;&quot;; &quot;vol. &quot; &amp; [data.G22] &amp; &quot;, &quot;;&quot;&quot;)">
            <text:p/>
          </table:table-cell>
          <table:table-cell table:formula="of:=IF([data.H22] &lt;&gt; &quot;&quot;; &quot;p. &quot; &amp; [data.H22] &amp; &quot;, &quot;; &quot;&quot;)">
            <text:p/>
          </table:table-cell>
          <table:table-cell table:formula="of:=[data.I22]" office:value-type="float" office:value="1998">
            <text:p>1998</text:p>
          </table:table-cell>
          <table:table-cell table:formula="of:=[.A22] &amp; [.B22] &amp; [.C22] &amp; [.D22] &amp; [.E22] &amp; [.F22] &amp; [.G22] &amp; [.H22] &amp; [.I22]" office:value-type="string" office:string-value="[21]. PERCLOS : A valid psychophysiological measure of alertness as assessed by psychomotor vigilance, Knippling, Ron et Rau, Paul, FEDERAL HIGHWAY ADMINISTRATION, (FHWA-MCRT-98-006), 1998">
            <text:p>[21]. PERCLOS : A valid psychophysiological measure of alertness as assessed by psychomotor vigilance, Knippling, Ron et Rau, Paul, FEDERAL HIGHWAY ADMINISTRATION, (FHWA-MCRT-98-006), 1998</text:p>
          </table:table-cell>
          <table:table-cell table:number-columns-repeated="1014"/>
        </table:table-row>
        <table:table-row table:style-name="ro1">
          <table:table-cell table:formula="of:=&quot;[&quot; &amp; [data.A23] &amp; &quot;]. &quot;" office:value-type="string" office:string-value="[22]. ">
            <text:p>[22]. </text:p>
          </table:table-cell>
          <table:table-cell table:formula="of:=[data.B23] &amp; &quot;, &quot;" office:value-type="string" office:string-value="Determining the gaze of faces in images, ">
            <text:p>Determining the gaze of faces in images, </text:p>
          </table:table-cell>
          <table:table-cell table:formula="of:=[data.C23] &amp; &quot;, &quot;" office:value-type="string" office:string-value="Gee, A H et Cipolla, R., ">
            <text:p>Gee, A H et Cipolla, R., </text:p>
          </table:table-cell>
          <table:table-cell table:formula="of:=IF([data.D23] &lt;&gt; &quot;&quot;; [data.D23] &amp; &quot;, &quot;; &quot;&quot;)">
            <text:p/>
          </table:table-cell>
          <table:table-cell table:formula="of:=[data.E23] &amp; &quot;, &quot;" office:value-type="string" office:string-value="Image and vision computing , ">
            <text:p>Image and vision computing , </text:p>
          </table:table-cell>
          <table:table-cell table:formula="of:=IF ([data.F23] &lt;&gt; &quot;&quot;; &quot;(&quot; &amp; [data.F23] &amp; &quot;), &quot;; &quot;&quot;)" office:value-type="string" office:string-value="(IVC12), ">
            <text:p>(IVC12), </text:p>
          </table:table-cell>
          <table:table-cell table:formula="of:=IF ([data.G23] &lt;&gt; &quot;&quot;; &quot;vol. &quot; &amp; [data.G23] &amp; &quot;, &quot;;&quot;&quot;)" office:value-type="string" office:string-value="vol. 12, ">
            <text:p>vol. 12, </text:p>
          </table:table-cell>
          <table:table-cell table:formula="of:=IF([data.H23] &lt;&gt; &quot;&quot;; &quot;p. &quot; &amp; [data.H23] &amp; &quot;, &quot;; &quot;&quot;)" office:value-type="string" office:string-value="p. 639-647, ">
            <text:p>p. 639-647, </text:p>
          </table:table-cell>
          <table:table-cell table:formula="of:=[data.I23]" office:value-type="float" office:value="1994">
            <text:p>1994</text:p>
          </table:table-cell>
          <table:table-cell table:formula="of:=[.A23] &amp; [.B23] &amp; [.C23] &amp; [.D23] &amp; [.E23] &amp; [.F23] &amp; [.G23] &amp; [.H23] &amp; [.I23]" office:value-type="string" office:string-value="[22]. Determining the gaze of faces in images, Gee, A H et Cipolla, R., Image and vision computing , (IVC12), vol. 12, p. 639-647, 1994">
            <text:p>[22]. Determining the gaze of faces in images, Gee, A H et Cipolla, R., Image and vision computing , (IVC12), vol. 12, p. 639-647, 1994</text:p>
          </table:table-cell>
          <table:table-cell table:number-columns-repeated="1014"/>
        </table:table-row>
        <table:table-row table:style-name="ro1">
          <table:table-cell table:formula="of:=&quot;[&quot; &amp; [data.A24] &amp; &quot;]. &quot;" office:value-type="string" office:string-value="[23]. ">
            <text:p>[23]. </text:p>
          </table:table-cell>
          <table:table-cell table:formula="of:=[data.B24] &amp; &quot;, &quot;" office:value-type="string" office:string-value="Detection and Tracking of Eyes for Gaze-camera Control, ">
            <text:p>Detection and Tracking of Eyes for Gaze-camera Control, </text:p>
          </table:table-cell>
          <table:table-cell table:formula="of:=[data.C24] &amp; &quot;, &quot;" office:value-type="string" office:string-value="Kawato, Shinjiro et Tetsutani, Nobuji, ">
            <text:p>Kawato, Shinjiro et Tetsutani, Nobuji, </text:p>
          </table:table-cell>
          <table:table-cell table:formula="of:=IF([data.D24] &lt;&gt; &quot;&quot;; [data.D24] &amp; &quot;, &quot;; &quot;&quot;)">
            <text:p/>
          </table:table-cell>
          <table:table-cell table:formula="of:=[data.E24] &amp; &quot;, &quot;" office:value-type="string" office:string-value="Image and vision computing , ">
            <text:p>Image and vision computing , </text:p>
          </table:table-cell>
          <table:table-cell table:formula="of:=IF ([data.F24] &lt;&gt; &quot;&quot;; &quot;(&quot; &amp; [data.F24] &amp; &quot;), &quot;; &quot;&quot;)" office:value-type="string" office:string-value="(IVC22), ">
            <text:p>(IVC22), </text:p>
          </table:table-cell>
          <table:table-cell table:formula="of:=IF ([data.G24] &lt;&gt; &quot;&quot;; &quot;vol. &quot; &amp; [data.G24] &amp; &quot;, &quot;;&quot;&quot;)" office:value-type="string" office:string-value="vol. 22, ">
            <text:p>vol. 22, </text:p>
          </table:table-cell>
          <table:table-cell table:formula="of:=IF([data.H24] &lt;&gt; &quot;&quot;; &quot;p. &quot; &amp; [data.H24] &amp; &quot;, &quot;; &quot;&quot;)" office:value-type="string" office:string-value="p. 1031-1038, ">
            <text:p>p. 1031-1038, </text:p>
          </table:table-cell>
          <table:table-cell table:formula="of:=[data.I24]" office:value-type="float" office:value="2002">
            <text:p>2002</text:p>
          </table:table-cell>
          <table:table-cell table:formula="of:=[.A24] &amp; [.B24] &amp; [.C24] &amp; [.D24] &amp; [.E24] &amp; [.F24] &amp; [.G24] &amp; [.H24] &amp; [.I24]" office:value-type="string" office:string-value="[23]. Detection and Tracking of Eyes for Gaze-camera Control, Kawato, Shinjiro et Tetsutani, Nobuji, Image and vision computing , (IVC22), vol. 22, p. 1031-1038, 2002">
            <text:p>[23]. Detection and Tracking of Eyes for Gaze-camera Control, Kawato, Shinjiro et Tetsutani, Nobuji, Image and vision computing , (IVC22), vol. 22, p. 1031-1038, 2002</text:p>
          </table:table-cell>
          <table:table-cell table:number-columns-repeated="1014"/>
        </table:table-row>
        <table:table-row table:style-name="ro1">
          <table:table-cell table:formula="of:=&quot;[&quot; &amp; [data.A25] &amp; &quot;]. &quot;" office:value-type="string" office:string-value="[24]. ">
            <text:p>[24]. </text:p>
          </table:table-cell>
          <table:table-cell table:formula="of:=[data.B25] &amp; &quot;, &quot;" office:value-type="string" office:string-value="Vision-Based Detection of Driver Fatigue, ">
            <text:p>Vision-Based Detection of Driver Fatigue, </text:p>
          </table:table-cell>
          <table:table-cell table:formula="of:=[data.C25] &amp; &quot;, &quot;" office:value-type="string" office:string-value="Singh, Sarbjit, ">
            <text:p>Singh, Sarbjit, </text:p>
          </table:table-cell>
          <table:table-cell table:formula="of:=IF([data.D25] &lt;&gt; &quot;&quot;; [data.D25] &amp; &quot;, &quot;; &quot;&quot;)">
            <text:p/>
          </table:table-cell>
          <table:table-cell table:formula="of:=[data.E25] &amp; &quot;, &quot;" office:value-type="string" office:string-value="Technical report, Dept. of Computer Science, Univ. of Minnesota , ">
            <text:p>Technical report, Dept. of Computer Science, Univ. of Minnesota , </text:p>
          </table:table-cell>
          <table:table-cell table:formula="of:=IF ([data.F25] &lt;&gt; &quot;&quot;; &quot;(&quot; &amp; [data.F25] &amp; &quot;), &quot;; &quot;&quot;)">
            <text:p/>
          </table:table-cell>
          <table:table-cell table:formula="of:=IF ([data.G25] &lt;&gt; &quot;&quot;; &quot;vol. &quot; &amp; [data.G25] &amp; &quot;, &quot;;&quot;&quot;)">
            <text:p/>
          </table:table-cell>
          <table:table-cell table:formula="of:=IF([data.H25] &lt;&gt; &quot;&quot;; &quot;p. &quot; &amp; [data.H25] &amp; &quot;, &quot;; &quot;&quot;)">
            <text:p/>
          </table:table-cell>
          <table:table-cell table:formula="of:=[data.I25]" office:value-type="float" office:value="1999">
            <text:p>1999</text:p>
          </table:table-cell>
          <table:table-cell table:formula="of:=[.A25] &amp; [.B25] &amp; [.C25] &amp; [.D25] &amp; [.E25] &amp; [.F25] &amp; [.G25] &amp; [.H25] &amp; [.I25]" office:value-type="string" office:string-value="[24]. Vision-Based Detection of Driver Fatigue, Singh, Sarbjit, Technical report, Dept. of Computer Science, Univ. of Minnesota , 1999">
            <text:p>[24]. Vision-Based Detection of Driver Fatigue, Singh, Sarbjit, Technical report, Dept. of Computer Science, Univ. of Minnesota , 1999</text:p>
          </table:table-cell>
          <table:table-cell table:number-columns-repeated="1014"/>
        </table:table-row>
        <table:table-row table:style-name="ro1">
          <table:table-cell table:formula="of:=&quot;[&quot; &amp; [data.A26] &amp; &quot;]. &quot;" office:value-type="string" office:string-value="[25]. ">
            <text:p>[25]. </text:p>
          </table:table-cell>
          <table:table-cell table:formula="of:=[data.B26] &amp; &quot;, &quot;" office:value-type="string" office:string-value="Appearance-based eye gaze estimation, ">
            <text:p>Appearance-based eye gaze estimation, </text:p>
          </table:table-cell>
          <table:table-cell table:formula="of:=[data.C26] &amp; &quot;, &quot;" office:value-type="string" office:string-value="Tan, Kar-Han, Kriegman, David J et Ahuja, Narendra, ">
            <text:p>Tan, Kar-Han, Kriegman, David J et Ahuja, Narendra, </text:p>
          </table:table-cell>
          <table:table-cell table:formula="of:=IF([data.D26] &lt;&gt; &quot;&quot;; [data.D26] &amp; &quot;, &quot;; &quot;&quot;)">
            <text:p/>
          </table:table-cell>
          <table:table-cell table:formula="of:=[data.E26] &amp; &quot;, &quot;" office:value-type="string" office:string-value="Applications of Computer Vision , ">
            <text:p>Applications of Computer Vision , </text:p>
          </table:table-cell>
          <table:table-cell table:formula="of:=IF ([data.F26] &lt;&gt; &quot;&quot;; &quot;(&quot; &amp; [data.F26] &amp; &quot;), &quot;; &quot;&quot;)" office:value-type="string" office:string-value="(WACV 2002), ">
            <text:p>(WACV 2002), </text:p>
          </table:table-cell>
          <table:table-cell table:formula="of:=IF ([data.G26] &lt;&gt; &quot;&quot;; &quot;vol. &quot; &amp; [data.G26] &amp; &quot;, &quot;;&quot;&quot;)">
            <text:p/>
          </table:table-cell>
          <table:table-cell table:formula="of:=IF([data.H26] &lt;&gt; &quot;&quot;; &quot;p. &quot; &amp; [data.H26] &amp; &quot;, &quot;; &quot;&quot;)" office:value-type="string" office:string-value="p. 191-195, ">
            <text:p>p. 191-195, </text:p>
          </table:table-cell>
          <table:table-cell table:formula="of:=[data.I26]" office:value-type="float" office:value="2002">
            <text:p>2002</text:p>
          </table:table-cell>
          <table:table-cell table:formula="of:=[.A26] &amp; [.B26] &amp; [.C26] &amp; [.D26] &amp; [.E26] &amp; [.F26] &amp; [.G26] &amp; [.H26] &amp; [.I26]" office:value-type="string" office:string-value="[25]. Appearance-based eye gaze estimation, Tan, Kar-Han, Kriegman, David J et Ahuja, Narendra, Applications of Computer Vision , (WACV 2002), p. 191-195, 2002">
            <text:p>[25]. Appearance-based eye gaze estimation, Tan, Kar-Han, Kriegman, David J et Ahuja, Narendra, Applications of Computer Vision , (WACV 2002), p. 191-195, 2002</text:p>
          </table:table-cell>
          <table:table-cell table:number-columns-repeated="1014"/>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1" svg:font-family="'Times New Roman'" style:font-family-generic="roman"/>
    <style:font-face style:name="Frutiger-Black" svg:font-family="Frutiger-Black" style:font-family-generic="swiss"/>
    <style:font-face style:name="Frutiger-Roman" svg:font-family="Frutiger-Roman"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2">2009-07-22</text:date>, <text:time>17:30: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48.39</meta:creation-date>
    <meta:editing-duration>PT01H26M20S</meta:editing-duration>
    <meta:editing-cycles>16</meta:editing-cycles>
    <meta:generator>OpenOffice.org/3.1$Win32 OpenOffice.org_project/310m11$Build-9399</meta:generator>
    <dc:date>2009-07-22T17:30:55.52</dc:date>
    <dc:creator>Nicolas Bourré</dc:creator>
    <meta:document-statistic meta:table-count="3" meta:cell-count="495" meta:object-count="0"/>
    <meta:user-defined meta:name="Info 1"/>
    <meta:user-defined meta:name="Info 2"/>
    <meta:user-defined meta:name="Info 3"/>
    <meta:user-defined meta:name="Info 4"/>
  </office:meta>
</office:document-meta>
</file>